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2.9827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0.9854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93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1.1291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278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79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79">
      <style:table-cell-properties style:text-align-source="fix" style:repeat-content="false" fo:border="none" style:rotation-angle="0"/>
      <style:paragraph-properties fo:text-align="center" fo:margin-left="0in"/>
    </style:style>
    <style:style style:name="ce47" style:family="table-cell" style:parent-style-name="Default" style:data-style-name="N179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7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7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52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17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57" style:family="table-cell" style:parent-style-name="Default" style:data-style-name="N17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79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</style:style>
    <style:style style:name="ce80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</style:style>
    <style:style style:name="ce82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196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5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8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0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4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in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in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58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5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81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55"/>
        <table:table-column table:style-name="co4" table:default-cell-style-name="ce44"/>
        <table:table-column table:style-name="co6" table:default-cell-style-name="ce196"/>
        <table:table-column table:style-name="co5" table:number-columns-repeated="2" table:default-cell-style-name="ce99"/>
        <table:table-column table:style-name="co5" table:default-cell-style-name="ce55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2022-yardas-ms</text:p>
          </table:table-cell>
          <table:covered-table-cell table:style-name="ce55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-0.000552658525642835" calcext:value-type="percentage">
            <text:p>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ARFC-NPRE-UIUC</text:p>
          </table:table-cell>
          <table:covered-table-cell table:style-name="ce55" table:content-validation-name="val1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mmunk2, oyardas2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1-07" calcext:value-type="date" table:number-columns-spanned="4" table:number-rows-spanned="1">
            <text:p>Friday, January 7,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 office:value-type="float" office:value="1" calcext:value-type="float">
            <text:p>01</text:p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 office:value-type="float" office:value="2" calcext:value-type="float">
            <text:p>02</text:p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 office:value-type="float" office:value="3" calcext:value-type="float">
            <text:p>03</text:p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 office:value-type="float" office:value="4" calcext:value-type="float">
            <text:p>04</text:p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 office:value-type="float" office:value="5" calcext:value-type="float">
            <text:p>05</text:p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 office:value-type="float" office:value="6" calcext:value-type="float">
            <text:p>06</text:p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 office:value-type="float" office:value="7" calcext:value-type="float">
            <text:p>07</text:p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 office:value-type="float" office:value="8" calcext:value-type="float">
            <text:p>08</text:p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 office:value-type="float" office:value="9" calcext:value-type="float">
            <text:p>09</text:p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 office:value-type="float" office:value="10" calcext:value-type="float">
            <text:p>10</text:p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 office:value-type="float" office:value="11" calcext:value-type="float">
            <text:p>11</text:p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 office:value-type="float" office:value="12" calcext:value-type="float">
            <text:p>12</text:p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 office:value-type="float" office:value="13" calcext:value-type="float">
            <text:p>13</text:p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 office:value-type="float" office:value="14" calcext:value-type="float">
            <text:p>14</text:p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 office:value-type="float" office:value="15" calcext:value-type="float">
            <text:p>15</text:p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 office:value-type="float" office:value="16" calcext:value-type="float">
            <text:p>16</text:p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 office:value-type="float" office:value="17" calcext:value-type="float">
            <text:p>17</text:p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 office:value-type="float" office:value="18" calcext:value-type="float">
            <text:p>18</text:p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 office:value-type="float" office:value="19" calcext:value-type="float">
            <text:p>19</text:p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 office:value-type="float" office:value="20" calcext:value-type="float">
            <text:p>20</text:p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 office:value-type="float" office:value="21" calcext:value-type="float">
            <text:p>21</text:p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 office:value-type="float" office:value="22" calcext:value-type="float">
            <text:p>22</text:p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 office:value-type="float" office:value="23" calcext:value-type="float">
            <text:p>23</text:p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 office:value-type="float" office:value="24" calcext:value-type="float">
            <text:p>24</text:p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 office:value-type="float" office:value="25" calcext:value-type="float">
            <text:p>25</text:p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 office:value-type="float" office:value="26" calcext:value-type="float">
            <text:p>26</text:p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1-12-30" calcext:value-type="date">
            <text:p>Dec-21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 office:value-type="date" office:date-value="2022-01-01" calcext:value-type="date">
            <text:p>Jan-22</text:p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 office:value-type="date" office:date-value="2022-02-01" calcext:value-type="date">
            <text:p>Feb-22</text:p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 office:value-type="date" office:date-value="2022-04-01" calcext:value-type="date">
            <text:p>Apr-22</text:p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73])" office:value-type="date" office:date-value="2021-12-30" calcext:value-type="date">
            <text:p>30-Dec-2021</text:p>
          </table:table-cell>
          <table:table-cell table:style-name="ce62" table:content-validation-name="val1" table:formula="of:=NETWORKDAYS([.D10];[.F10];Holidays)" office:value-type="float" office:value="97" calcext:value-type="float">
            <text:p>97</text:p>
          </table:table-cell>
          <table:table-cell table:style-name="ce48" table:content-validation-name="val1" table:formula="of:=MAX([.F11:.F73])" office:value-type="date" office:date-value="2022-05-14" calcext:value-type="date">
            <text:p>14-May-2022</text:p>
          </table:table-cell>
          <table:table-cell table:style-name="ce86" table:content-validation-name="val1" table:formula="of:=SUMPRODUCT([.G11:.G73];[.E11:.E73])/SUM([.E11:.E73])" office:value-type="percentage" office:value="-0.000552658525642835" calcext:value-type="percentage">
            <text:p>0%</text:p>
          </table:table-cell>
          <table:table-cell table:style-name="ce103" table:content-validation-name="val1" table:formula="of:=[.F10]-[.D10]+1" office:value-type="float" office:value="136" calcext:value-type="float">
            <text:p>136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1-12-30" calcext:value-type="date">
            <text:p>30</text:p>
          </table:table-cell>
          <table:table-cell table:style-name="ce126" table:content-validation-name="val1" table:formula="of:=[.K10]+1" office:value-type="date" office:date-value="2021-12-31" calcext:value-type="date">
            <text:p>31</text:p>
          </table:table-cell>
          <table:table-cell table:style-name="ce126" table:content-validation-name="val1" table:formula="of:=[.L10]+1" office:value-type="date" office:date-value="2022-01-01" calcext:value-type="date">
            <text:p>01</text:p>
          </table:table-cell>
          <table:table-cell table:style-name="ce126" table:content-validation-name="val1" table:formula="of:=[.M10]+1" office:value-type="date" office:date-value="2022-01-02" calcext:value-type="date">
            <text:p>02</text:p>
          </table:table-cell>
          <table:table-cell table:style-name="ce126" table:content-validation-name="val1" table:formula="of:=[.N10]+1" office:value-type="date" office:date-value="2022-01-03" calcext:value-type="date">
            <text:p>03</text:p>
          </table:table-cell>
          <table:table-cell table:style-name="ce126" table:content-validation-name="val1" table:formula="of:=[.O10]+1" office:value-type="date" office:date-value="2022-01-04" calcext:value-type="date">
            <text:p>04</text:p>
          </table:table-cell>
          <table:table-cell table:style-name="ce126" table:content-validation-name="val1" table:formula="of:=[.P10]+1" office:value-type="date" office:date-value="2022-01-05" calcext:value-type="date">
            <text:p>05</text:p>
          </table:table-cell>
          <table:table-cell table:style-name="ce126" table:content-validation-name="val1" table:formula="of:=[.Q10]+1" office:value-type="date" office:date-value="2022-01-06" calcext:value-type="date">
            <text:p>06</text:p>
          </table:table-cell>
          <table:table-cell table:style-name="ce126" table:content-validation-name="val1" table:formula="of:=[.R10]+1" office:value-type="date" office:date-value="2022-01-07" calcext:value-type="date">
            <text:p>07</text:p>
          </table:table-cell>
          <table:table-cell table:style-name="ce126" table:content-validation-name="val1" table:formula="of:=[.S10]+1" office:value-type="date" office:date-value="2022-01-08" calcext:value-type="date">
            <text:p>08</text:p>
          </table:table-cell>
          <table:table-cell table:style-name="ce126" table:content-validation-name="val1" table:formula="of:=[.T10]+1" office:value-type="date" office:date-value="2022-01-09" calcext:value-type="date">
            <text:p>09</text:p>
          </table:table-cell>
          <table:table-cell table:style-name="ce126" table:content-validation-name="val1" table:formula="of:=[.U10]+1" office:value-type="date" office:date-value="2022-01-10" calcext:value-type="date">
            <text:p>10</text:p>
          </table:table-cell>
          <table:table-cell table:style-name="ce126" table:content-validation-name="val1" table:formula="of:=[.V10]+1" office:value-type="date" office:date-value="2022-01-11" calcext:value-type="date">
            <text:p>11</text:p>
          </table:table-cell>
          <table:table-cell table:style-name="ce126" table:content-validation-name="val1" table:formula="of:=[.W10]+1" office:value-type="date" office:date-value="2022-01-12" calcext:value-type="date">
            <text:p>12</text:p>
          </table:table-cell>
          <table:table-cell table:style-name="ce126" table:content-validation-name="val1" table:formula="of:=[.X10]+1" office:value-type="date" office:date-value="2022-01-13" calcext:value-type="date">
            <text:p>13</text:p>
          </table:table-cell>
          <table:table-cell table:style-name="ce126" table:content-validation-name="val1" table:formula="of:=[.Y10]+1" office:value-type="date" office:date-value="2022-01-14" calcext:value-type="date">
            <text:p>14</text:p>
          </table:table-cell>
          <table:table-cell table:style-name="ce126" table:content-validation-name="val1" table:formula="of:=[.Z10]+1" office:value-type="date" office:date-value="2022-01-15" calcext:value-type="date">
            <text:p>15</text:p>
          </table:table-cell>
          <table:table-cell table:style-name="ce126" table:content-validation-name="val1" table:formula="of:=[.AA10]+1" office:value-type="date" office:date-value="2022-01-16" calcext:value-type="date">
            <text:p>16</text:p>
          </table:table-cell>
          <table:table-cell table:style-name="ce126" table:content-validation-name="val1" table:formula="of:=[.AB10]+1" office:value-type="date" office:date-value="2022-01-17" calcext:value-type="date">
            <text:p>17</text:p>
          </table:table-cell>
          <table:table-cell table:style-name="ce126" table:content-validation-name="val1" table:formula="of:=[.AC10]+1" office:value-type="date" office:date-value="2022-01-18" calcext:value-type="date">
            <text:p>18</text:p>
          </table:table-cell>
          <table:table-cell table:style-name="ce126" table:content-validation-name="val1" table:formula="of:=[.AD10]+1" office:value-type="date" office:date-value="2022-01-19" calcext:value-type="date">
            <text:p>19</text:p>
          </table:table-cell>
          <table:table-cell table:style-name="ce126" table:content-validation-name="val1" table:formula="of:=[.AE10]+1" office:value-type="date" office:date-value="2022-01-20" calcext:value-type="date">
            <text:p>20</text:p>
          </table:table-cell>
          <table:table-cell table:style-name="ce126" table:content-validation-name="val1" table:formula="of:=[.AF10]+1" office:value-type="date" office:date-value="2022-01-21" calcext:value-type="date">
            <text:p>21</text:p>
          </table:table-cell>
          <table:table-cell table:style-name="ce126" table:content-validation-name="val1" table:formula="of:=[.AG10]+1" office:value-type="date" office:date-value="2022-01-22" calcext:value-type="date">
            <text:p>22</text:p>
          </table:table-cell>
          <table:table-cell table:style-name="ce126" table:content-validation-name="val1" table:formula="of:=[.AH10]+1" office:value-type="date" office:date-value="2022-01-23" calcext:value-type="date">
            <text:p>23</text:p>
          </table:table-cell>
          <table:table-cell table:style-name="ce126" table:content-validation-name="val1" table:formula="of:=[.AI10]+1" office:value-type="date" office:date-value="2022-01-24" calcext:value-type="date">
            <text:p>24</text:p>
          </table:table-cell>
          <table:table-cell table:style-name="ce126" table:content-validation-name="val1" table:formula="of:=[.AJ10]+1" office:value-type="date" office:date-value="2022-01-25" calcext:value-type="date">
            <text:p>25</text:p>
          </table:table-cell>
          <table:table-cell table:style-name="ce126" table:content-validation-name="val1" table:formula="of:=[.AK10]+1" office:value-type="date" office:date-value="2022-01-26" calcext:value-type="date">
            <text:p>26</text:p>
          </table:table-cell>
          <table:table-cell table:style-name="ce126" table:content-validation-name="val1" table:formula="of:=[.AL10]+1" office:value-type="date" office:date-value="2022-01-27" calcext:value-type="date">
            <text:p>27</text:p>
          </table:table-cell>
          <table:table-cell table:style-name="ce126" table:content-validation-name="val1" table:formula="of:=[.AM10]+1" office:value-type="date" office:date-value="2022-01-28" calcext:value-type="date">
            <text:p>28</text:p>
          </table:table-cell>
          <table:table-cell table:style-name="ce126" table:content-validation-name="val1" table:formula="of:=[.AN10]+1" office:value-type="date" office:date-value="2022-01-29" calcext:value-type="date">
            <text:p>29</text:p>
          </table:table-cell>
          <table:table-cell table:style-name="ce126" table:content-validation-name="val1" table:formula="of:=[.AO10]+1" office:value-type="date" office:date-value="2022-01-30" calcext:value-type="date">
            <text:p>30</text:p>
          </table:table-cell>
          <table:table-cell table:style-name="ce126" table:content-validation-name="val1" table:formula="of:=[.AP10]+1" office:value-type="date" office:date-value="2022-01-31" calcext:value-type="date">
            <text:p>31</text:p>
          </table:table-cell>
          <table:table-cell table:style-name="ce126" table:content-validation-name="val1" table:formula="of:=[.AQ10]+1" office:value-type="date" office:date-value="2022-02-01" calcext:value-type="date">
            <text:p>01</text:p>
          </table:table-cell>
          <table:table-cell table:style-name="ce126" table:content-validation-name="val1" table:formula="of:=[.AR10]+1" office:value-type="date" office:date-value="2022-02-02" calcext:value-type="date">
            <text:p>02</text:p>
          </table:table-cell>
          <table:table-cell table:style-name="ce126" table:content-validation-name="val1" table:formula="of:=[.AS10]+1" office:value-type="date" office:date-value="2022-02-03" calcext:value-type="date">
            <text:p>03</text:p>
          </table:table-cell>
          <table:table-cell table:style-name="ce126" table:content-validation-name="val1" table:formula="of:=[.AT10]+1" office:value-type="date" office:date-value="2022-02-04" calcext:value-type="date">
            <text:p>04</text:p>
          </table:table-cell>
          <table:table-cell table:style-name="ce126" table:content-validation-name="val1" table:formula="of:=[.AU10]+1" office:value-type="date" office:date-value="2022-02-05" calcext:value-type="date">
            <text:p>05</text:p>
          </table:table-cell>
          <table:table-cell table:style-name="ce126" table:content-validation-name="val1" table:formula="of:=[.AV10]+1" office:value-type="date" office:date-value="2022-02-06" calcext:value-type="date">
            <text:p>06</text:p>
          </table:table-cell>
          <table:table-cell table:style-name="ce126" table:content-validation-name="val1" table:formula="of:=[.AW10]+1" office:value-type="date" office:date-value="2022-02-07" calcext:value-type="date">
            <text:p>07</text:p>
          </table:table-cell>
          <table:table-cell table:style-name="ce126" table:content-validation-name="val1" table:formula="of:=[.AX10]+1" office:value-type="date" office:date-value="2022-02-08" calcext:value-type="date">
            <text:p>08</text:p>
          </table:table-cell>
          <table:table-cell table:style-name="ce126" table:content-validation-name="val1" table:formula="of:=[.AY10]+1" office:value-type="date" office:date-value="2022-02-09" calcext:value-type="date">
            <text:p>09</text:p>
          </table:table-cell>
          <table:table-cell table:style-name="ce126" table:content-validation-name="val1" table:formula="of:=[.AZ10]+1" office:value-type="date" office:date-value="2022-02-10" calcext:value-type="date">
            <text:p>10</text:p>
          </table:table-cell>
          <table:table-cell table:style-name="ce126" table:content-validation-name="val1" table:formula="of:=[.BA10]+1" office:value-type="date" office:date-value="2022-02-11" calcext:value-type="date">
            <text:p>11</text:p>
          </table:table-cell>
          <table:table-cell table:style-name="ce126" table:content-validation-name="val1" table:formula="of:=[.BB10]+1" office:value-type="date" office:date-value="2022-02-12" calcext:value-type="date">
            <text:p>12</text:p>
          </table:table-cell>
          <table:table-cell table:style-name="ce126" table:content-validation-name="val1" table:formula="of:=[.BC10]+1" office:value-type="date" office:date-value="2022-02-13" calcext:value-type="date">
            <text:p>13</text:p>
          </table:table-cell>
          <table:table-cell table:style-name="ce126" table:content-validation-name="val1" table:formula="of:=[.BD10]+1" office:value-type="date" office:date-value="2022-02-14" calcext:value-type="date">
            <text:p>14</text:p>
          </table:table-cell>
          <table:table-cell table:style-name="ce126" table:content-validation-name="val1" table:formula="of:=[.BE10]+1" office:value-type="date" office:date-value="2022-02-15" calcext:value-type="date">
            <text:p>15</text:p>
          </table:table-cell>
          <table:table-cell table:style-name="ce126" table:content-validation-name="val1" table:formula="of:=[.BF10]+1" office:value-type="date" office:date-value="2022-02-16" calcext:value-type="date">
            <text:p>16</text:p>
          </table:table-cell>
          <table:table-cell table:style-name="ce126" table:content-validation-name="val1" table:formula="of:=[.BG10]+1" office:value-type="date" office:date-value="2022-02-17" calcext:value-type="date">
            <text:p>17</text:p>
          </table:table-cell>
          <table:table-cell table:style-name="ce126" table:content-validation-name="val1" table:formula="of:=[.BH10]+1" office:value-type="date" office:date-value="2022-02-18" calcext:value-type="date">
            <text:p>18</text:p>
          </table:table-cell>
          <table:table-cell table:style-name="ce126" table:content-validation-name="val1" table:formula="of:=[.BI10]+1" office:value-type="date" office:date-value="2022-02-19" calcext:value-type="date">
            <text:p>19</text:p>
          </table:table-cell>
          <table:table-cell table:style-name="ce126" table:content-validation-name="val1" table:formula="of:=[.BJ10]+1" office:value-type="date" office:date-value="2022-02-20" calcext:value-type="date">
            <text:p>20</text:p>
          </table:table-cell>
          <table:table-cell table:style-name="ce126" table:content-validation-name="val1" table:formula="of:=[.BK10]+1" office:value-type="date" office:date-value="2022-02-21" calcext:value-type="date">
            <text:p>21</text:p>
          </table:table-cell>
          <table:table-cell table:style-name="ce126" table:content-validation-name="val1" table:formula="of:=[.BL10]+1" office:value-type="date" office:date-value="2022-02-22" calcext:value-type="date">
            <text:p>22</text:p>
          </table:table-cell>
          <table:table-cell table:style-name="ce126" table:content-validation-name="val1" table:formula="of:=[.BM10]+1" office:value-type="date" office:date-value="2022-02-23" calcext:value-type="date">
            <text:p>23</text:p>
          </table:table-cell>
          <table:table-cell table:style-name="ce126" table:content-validation-name="val1" table:formula="of:=[.BN10]+1" office:value-type="date" office:date-value="2022-02-24" calcext:value-type="date">
            <text:p>24</text:p>
          </table:table-cell>
          <table:table-cell table:style-name="ce126" table:content-validation-name="val1" table:formula="of:=[.BO10]+1" office:value-type="date" office:date-value="2022-02-25" calcext:value-type="date">
            <text:p>25</text:p>
          </table:table-cell>
          <table:table-cell table:style-name="ce126" table:content-validation-name="val1" table:formula="of:=[.BP10]+1" office:value-type="date" office:date-value="2022-02-26" calcext:value-type="date">
            <text:p>26</text:p>
          </table:table-cell>
          <table:table-cell table:style-name="ce126" table:content-validation-name="val1" table:formula="of:=[.BQ10]+1" office:value-type="date" office:date-value="2022-02-27" calcext:value-type="date">
            <text:p>27</text:p>
          </table:table-cell>
          <table:table-cell table:style-name="ce126" table:content-validation-name="val1" table:formula="of:=[.BR10]+1" office:value-type="date" office:date-value="2022-02-28" calcext:value-type="date">
            <text:p>28</text:p>
          </table:table-cell>
          <table:table-cell table:style-name="ce126" table:content-validation-name="val1" table:formula="of:=[.BS10]+1" office:value-type="date" office:date-value="2022-03-01" calcext:value-type="date">
            <text:p>01</text:p>
          </table:table-cell>
          <table:table-cell table:style-name="ce126" table:content-validation-name="val1" table:formula="of:=[.BT10]+1" office:value-type="date" office:date-value="2022-03-02" calcext:value-type="date">
            <text:p>02</text:p>
          </table:table-cell>
          <table:table-cell table:style-name="ce126" table:content-validation-name="val1" table:formula="of:=[.BU10]+1" office:value-type="date" office:date-value="2022-03-03" calcext:value-type="date">
            <text:p>03</text:p>
          </table:table-cell>
          <table:table-cell table:style-name="ce126" table:content-validation-name="val1" table:formula="of:=[.BV10]+1" office:value-type="date" office:date-value="2022-03-04" calcext:value-type="date">
            <text:p>04</text:p>
          </table:table-cell>
          <table:table-cell table:style-name="ce126" table:content-validation-name="val1" table:formula="of:=[.BW10]+1" office:value-type="date" office:date-value="2022-03-05" calcext:value-type="date">
            <text:p>05</text:p>
          </table:table-cell>
          <table:table-cell table:style-name="ce126" table:content-validation-name="val1" table:formula="of:=[.BX10]+1" office:value-type="date" office:date-value="2022-03-06" calcext:value-type="date">
            <text:p>06</text:p>
          </table:table-cell>
          <table:table-cell table:style-name="ce126" table:content-validation-name="val1" table:formula="of:=[.BY10]+1" office:value-type="date" office:date-value="2022-03-07" calcext:value-type="date">
            <text:p>07</text:p>
          </table:table-cell>
          <table:table-cell table:style-name="ce126" table:content-validation-name="val1" table:formula="of:=[.BZ10]+1" office:value-type="date" office:date-value="2022-03-08" calcext:value-type="date">
            <text:p>08</text:p>
          </table:table-cell>
          <table:table-cell table:style-name="ce126" table:content-validation-name="val1" table:formula="of:=[.CA10]+1" office:value-type="date" office:date-value="2022-03-09" calcext:value-type="date">
            <text:p>09</text:p>
          </table:table-cell>
          <table:table-cell table:style-name="ce126" table:content-validation-name="val1" table:formula="of:=[.CB10]+1" office:value-type="date" office:date-value="2022-03-10" calcext:value-type="date">
            <text:p>10</text:p>
          </table:table-cell>
          <table:table-cell table:style-name="ce126" table:content-validation-name="val1" table:formula="of:=[.CC10]+1" office:value-type="date" office:date-value="2022-03-11" calcext:value-type="date">
            <text:p>11</text:p>
          </table:table-cell>
          <table:table-cell table:style-name="ce126" table:content-validation-name="val1" table:formula="of:=[.CD10]+1" office:value-type="date" office:date-value="2022-03-12" calcext:value-type="date">
            <text:p>12</text:p>
          </table:table-cell>
          <table:table-cell table:style-name="ce126" table:content-validation-name="val1" table:formula="of:=[.CE10]+1" office:value-type="date" office:date-value="2022-03-13" calcext:value-type="date">
            <text:p>13</text:p>
          </table:table-cell>
          <table:table-cell table:style-name="ce126" table:content-validation-name="val1" table:formula="of:=[.CF10]+1" office:value-type="date" office:date-value="2022-03-14" calcext:value-type="date">
            <text:p>14</text:p>
          </table:table-cell>
          <table:table-cell table:style-name="ce126" table:content-validation-name="val1" table:formula="of:=[.CG10]+1" office:value-type="date" office:date-value="2022-03-15" calcext:value-type="date">
            <text:p>15</text:p>
          </table:table-cell>
          <table:table-cell table:style-name="ce126" table:content-validation-name="val1" table:formula="of:=[.CH10]+1" office:value-type="date" office:date-value="2022-03-16" calcext:value-type="date">
            <text:p>16</text:p>
          </table:table-cell>
          <table:table-cell table:style-name="ce126" table:content-validation-name="val1" table:formula="of:=[.CI10]+1" office:value-type="date" office:date-value="2022-03-17" calcext:value-type="date">
            <text:p>17</text:p>
          </table:table-cell>
          <table:table-cell table:style-name="ce126" table:content-validation-name="val1" table:formula="of:=[.CJ10]+1" office:value-type="date" office:date-value="2022-03-18" calcext:value-type="date">
            <text:p>18</text:p>
          </table:table-cell>
          <table:table-cell table:style-name="ce126" table:content-validation-name="val1" table:formula="of:=[.CK10]+1" office:value-type="date" office:date-value="2022-03-19" calcext:value-type="date">
            <text:p>19</text:p>
          </table:table-cell>
          <table:table-cell table:style-name="ce126" table:content-validation-name="val1" table:formula="of:=[.CL10]+1" office:value-type="date" office:date-value="2022-03-20" calcext:value-type="date">
            <text:p>20</text:p>
          </table:table-cell>
          <table:table-cell table:style-name="ce126" table:content-validation-name="val1" table:formula="of:=[.CM10]+1" office:value-type="date" office:date-value="2022-03-21" calcext:value-type="date">
            <text:p>21</text:p>
          </table:table-cell>
          <table:table-cell table:style-name="ce126" table:content-validation-name="val1" table:formula="of:=[.CN10]+1" office:value-type="date" office:date-value="2022-03-22" calcext:value-type="date">
            <text:p>22</text:p>
          </table:table-cell>
          <table:table-cell table:style-name="ce126" table:content-validation-name="val1" table:formula="of:=[.CO10]+1" office:value-type="date" office:date-value="2022-03-23" calcext:value-type="date">
            <text:p>23</text:p>
          </table:table-cell>
          <table:table-cell table:style-name="ce126" table:content-validation-name="val1" table:formula="of:=[.CP10]+1" office:value-type="date" office:date-value="2022-03-24" calcext:value-type="date">
            <text:p>24</text:p>
          </table:table-cell>
          <table:table-cell table:style-name="ce126" table:content-validation-name="val1" table:formula="of:=[.CQ10]+1" office:value-type="date" office:date-value="2022-03-25" calcext:value-type="date">
            <text:p>25</text:p>
          </table:table-cell>
          <table:table-cell table:style-name="ce126" table:content-validation-name="val1" table:formula="of:=[.CR10]+1" office:value-type="date" office:date-value="2022-03-26" calcext:value-type="date">
            <text:p>26</text:p>
          </table:table-cell>
          <table:table-cell table:style-name="ce126" table:content-validation-name="val1" table:formula="of:=[.CS10]+1" office:value-type="date" office:date-value="2022-03-27" calcext:value-type="date">
            <text:p>27</text:p>
          </table:table-cell>
          <table:table-cell table:style-name="ce126" table:content-validation-name="val1" table:formula="of:=[.CT10]+1" office:value-type="date" office:date-value="2022-03-28" calcext:value-type="date">
            <text:p>28</text:p>
          </table:table-cell>
          <table:table-cell table:style-name="ce126" table:content-validation-name="val1" table:formula="of:=[.CU10]+1" office:value-type="date" office:date-value="2022-03-29" calcext:value-type="date">
            <text:p>29</text:p>
          </table:table-cell>
          <table:table-cell table:style-name="ce126" table:content-validation-name="val1" table:formula="of:=[.CV10]+1" office:value-type="date" office:date-value="2022-03-30" calcext:value-type="date">
            <text:p>30</text:p>
          </table:table-cell>
          <table:table-cell table:style-name="ce126" table:content-validation-name="val1" table:formula="of:=[.CW10]+1" office:value-type="date" office:date-value="2022-03-31" calcext:value-type="date">
            <text:p>31</text:p>
          </table:table-cell>
          <table:table-cell table:style-name="ce126" table:content-validation-name="val1" table:formula="of:=[.CX10]+1" office:value-type="date" office:date-value="2022-04-01" calcext:value-type="date">
            <text:p>01</text:p>
          </table:table-cell>
          <table:table-cell table:style-name="ce126" table:content-validation-name="val1" table:formula="of:=[.CY10]+1" office:value-type="date" office:date-value="2022-04-02" calcext:value-type="date">
            <text:p>02</text:p>
          </table:table-cell>
          <table:table-cell table:style-name="ce126" table:content-validation-name="val1" table:formula="of:=[.CZ10]+1" office:value-type="date" office:date-value="2022-04-03" calcext:value-type="date">
            <text:p>03</text:p>
          </table:table-cell>
          <table:table-cell table:style-name="ce126" table:content-validation-name="val1" table:formula="of:=[.DA10]+1" office:value-type="date" office:date-value="2022-04-04" calcext:value-type="date">
            <text:p>04</text:p>
          </table:table-cell>
          <table:table-cell table:style-name="ce126" table:content-validation-name="val1" table:formula="of:=[.DB10]+1" office:value-type="date" office:date-value="2022-04-05" calcext:value-type="date">
            <text:p>05</text:p>
          </table:table-cell>
          <table:table-cell table:style-name="ce126" table:content-validation-name="val1" table:formula="of:=[.DC10]+1" office:value-type="date" office:date-value="2022-04-06" calcext:value-type="date">
            <text:p>06</text:p>
          </table:table-cell>
          <table:table-cell table:style-name="ce126" table:content-validation-name="val1" table:formula="of:=[.DD10]+1" office:value-type="date" office:date-value="2022-04-07" calcext:value-type="date">
            <text:p>07</text:p>
          </table:table-cell>
          <table:table-cell table:style-name="ce126" table:content-validation-name="val1" table:formula="of:=[.DE10]+1" office:value-type="date" office:date-value="2022-04-08" calcext:value-type="date">
            <text:p>08</text:p>
          </table:table-cell>
          <table:table-cell table:style-name="ce126" table:content-validation-name="val1" table:formula="of:=[.DF10]+1" office:value-type="date" office:date-value="2022-04-09" calcext:value-type="date">
            <text:p>09</text:p>
          </table:table-cell>
          <table:table-cell table:style-name="ce126" table:content-validation-name="val1" table:formula="of:=[.DG10]+1" office:value-type="date" office:date-value="2022-04-10" calcext:value-type="date">
            <text:p>10</text:p>
          </table:table-cell>
          <table:table-cell table:style-name="ce126" table:content-validation-name="val1" table:formula="of:=[.DH10]+1" office:value-type="date" office:date-value="2022-04-11" calcext:value-type="date">
            <text:p>11</text:p>
          </table:table-cell>
          <table:table-cell table:style-name="ce126" table:content-validation-name="val1" table:formula="of:=[.DI10]+1" office:value-type="date" office:date-value="2022-04-12" calcext:value-type="date">
            <text:p>12</text:p>
          </table:table-cell>
          <table:table-cell table:style-name="ce126" table:content-validation-name="val1" table:formula="of:=[.DJ10]+1" office:value-type="date" office:date-value="2022-04-13" calcext:value-type="date">
            <text:p>13</text:p>
          </table:table-cell>
          <table:table-cell table:style-name="ce126" table:content-validation-name="val1" table:formula="of:=[.DK10]+1" office:value-type="date" office:date-value="2022-04-14" calcext:value-type="date">
            <text:p>14</text:p>
          </table:table-cell>
          <table:table-cell table:style-name="ce126" table:content-validation-name="val1" table:formula="of:=[.DL10]+1" office:value-type="date" office:date-value="2022-04-15" calcext:value-type="date">
            <text:p>15</text:p>
          </table:table-cell>
          <table:table-cell table:style-name="ce126" table:content-validation-name="val1" table:formula="of:=[.DM10]+1" office:value-type="date" office:date-value="2022-04-16" calcext:value-type="date">
            <text:p>16</text:p>
          </table:table-cell>
          <table:table-cell table:style-name="ce126" table:content-validation-name="val1" table:formula="of:=[.DN10]+1" office:value-type="date" office:date-value="2022-04-17" calcext:value-type="date">
            <text:p>17</text:p>
          </table:table-cell>
          <table:table-cell table:style-name="ce126" table:content-validation-name="val1" table:formula="of:=[.DO10]+1" office:value-type="date" office:date-value="2022-04-18" calcext:value-type="date">
            <text:p>18</text:p>
          </table:table-cell>
          <table:table-cell table:style-name="ce126" table:content-validation-name="val1" table:formula="of:=[.DP10]+1" office:value-type="date" office:date-value="2022-04-19" calcext:value-type="date">
            <text:p>19</text:p>
          </table:table-cell>
          <table:table-cell table:style-name="ce126" table:content-validation-name="val1" table:formula="of:=[.DQ10]+1" office:value-type="date" office:date-value="2022-04-20" calcext:value-type="date">
            <text:p>20</text:p>
          </table:table-cell>
          <table:table-cell table:style-name="ce126" table:content-validation-name="val1" table:formula="of:=[.DR10]+1" office:value-type="date" office:date-value="2022-04-21" calcext:value-type="date">
            <text:p>21</text:p>
          </table:table-cell>
          <table:table-cell table:style-name="ce126" table:content-validation-name="val1" table:formula="of:=[.DS10]+1" office:value-type="date" office:date-value="2022-04-22" calcext:value-type="date">
            <text:p>22</text:p>
          </table:table-cell>
          <table:table-cell table:style-name="ce126" table:content-validation-name="val1" table:formula="of:=[.DT10]+1" office:value-type="date" office:date-value="2022-04-23" calcext:value-type="date">
            <text:p>23</text:p>
          </table:table-cell>
          <table:table-cell table:style-name="ce126" table:content-validation-name="val1" table:formula="of:=[.DU10]+1" office:value-type="date" office:date-value="2022-04-24" calcext:value-type="date">
            <text:p>24</text:p>
          </table:table-cell>
          <table:table-cell table:style-name="ce126" table:content-validation-name="val1" table:formula="of:=[.DV10]+1" office:value-type="date" office:date-value="2022-04-25" calcext:value-type="date">
            <text:p>25</text:p>
          </table:table-cell>
          <table:table-cell table:style-name="ce126" table:content-validation-name="val1" table:formula="of:=[.DW10]+1" office:value-type="date" office:date-value="2022-04-26" calcext:value-type="date">
            <text:p>26</text:p>
          </table:table-cell>
          <table:table-cell table:style-name="ce126" table:content-validation-name="val1" table:formula="of:=[.DX10]+1" office:value-type="date" office:date-value="2022-04-27" calcext:value-type="date">
            <text:p>27</text:p>
          </table:table-cell>
          <table:table-cell table:style-name="ce126" table:content-validation-name="val1" table:formula="of:=[.DY10]+1" office:value-type="date" office:date-value="2022-04-28" calcext:value-type="date">
            <text:p>28</text:p>
          </table:table-cell>
          <table:table-cell table:style-name="ce126" table:content-validation-name="val1" table:formula="of:=[.DZ10]+1" office:value-type="date" office:date-value="2022-04-29" calcext:value-type="date">
            <text:p>29</text:p>
          </table:table-cell>
          <table:table-cell table:style-name="ce126" table:content-validation-name="val1" table:formula="of:=[.EA10]+1" office:value-type="date" office:date-value="2022-04-30" calcext:value-type="date">
            <text:p>30</text:p>
          </table:table-cell>
          <table:table-cell table:style-name="ce126" table:content-validation-name="val1" table:formula="of:=[.EB10]+1" office:value-type="date" office:date-value="2022-05-01" calcext:value-type="date">
            <text:p>01</text:p>
          </table:table-cell>
          <table:table-cell table:style-name="ce126" table:content-validation-name="val1" table:formula="of:=[.EC10]+1" office:value-type="date" office:date-value="2022-05-02" calcext:value-type="date">
            <text:p>02</text:p>
          </table:table-cell>
          <table:table-cell table:style-name="ce126" table:content-validation-name="val1" table:formula="of:=[.ED10]+1" office:value-type="date" office:date-value="2022-05-03" calcext:value-type="date">
            <text:p>03</text:p>
          </table:table-cell>
          <table:table-cell table:style-name="ce126" table:content-validation-name="val1" table:formula="of:=[.EE10]+1" office:value-type="date" office:date-value="2022-05-04" calcext:value-type="date">
            <text:p>04</text:p>
          </table:table-cell>
          <table:table-cell table:style-name="ce126" table:content-validation-name="val1" table:formula="of:=[.EF10]+1" office:value-type="date" office:date-value="2022-05-05" calcext:value-type="date">
            <text:p>05</text:p>
          </table:table-cell>
          <table:table-cell table:style-name="ce126" table:content-validation-name="val1" table:formula="of:=[.EG10]+1" office:value-type="date" office:date-value="2022-05-06" calcext:value-type="date">
            <text:p>06</text:p>
          </table:table-cell>
          <table:table-cell table:style-name="ce126" table:content-validation-name="val1" table:formula="of:=[.EH10]+1" office:value-type="date" office:date-value="2022-05-07" calcext:value-type="date">
            <text:p>07</text:p>
          </table:table-cell>
          <table:table-cell table:style-name="ce126" table:content-validation-name="val1" table:formula="of:=[.EI10]+1" office:value-type="date" office:date-value="2022-05-08" calcext:value-type="date">
            <text:p>08</text:p>
          </table:table-cell>
          <table:table-cell table:style-name="ce126" table:content-validation-name="val1" table:formula="of:=[.EJ10]+1" office:value-type="date" office:date-value="2022-05-09" calcext:value-type="date">
            <text:p>09</text:p>
          </table:table-cell>
          <table:table-cell table:style-name="ce126" table:content-validation-name="val1" table:formula="of:=[.EK10]+1" office:value-type="date" office:date-value="2022-05-10" calcext:value-type="date">
            <text:p>10</text:p>
          </table:table-cell>
          <table:table-cell table:style-name="ce126" table:content-validation-name="val1" table:formula="of:=[.EL10]+1" office:value-type="date" office:date-value="2022-05-11" calcext:value-type="date">
            <text:p>11</text:p>
          </table:table-cell>
          <table:table-cell table:style-name="ce126" table:content-validation-name="val1" table:formula="of:=[.EM10]+1" office:value-type="date" office:date-value="2022-05-12" calcext:value-type="date">
            <text:p>12</text:p>
          </table:table-cell>
          <table:table-cell table:style-name="ce126" table:content-validation-name="val1" table:formula="of:=[.EN10]+1" office:value-type="date" office:date-value="2022-05-13" calcext:value-type="date">
            <text:p>13</text:p>
          </table:table-cell>
          <table:table-cell table:style-name="ce126" table:content-validation-name="val1" table:formula="of:=[.EO10]+1" office:value-type="date" office:date-value="2022-05-14" calcext:value-type="date">
            <text:p>14</text:p>
          </table:table-cell>
          <table:table-cell table:style-name="ce126" table:content-validation-name="val1" table:formula="of:=[.EP10]+1" office:value-type="date" office:date-value="2022-05-15" calcext:value-type="date">
            <text:p>15</text:p>
          </table:table-cell>
          <table:table-cell table:style-name="ce126" table:content-validation-name="val1" table:formula="of:=[.EQ10]+1" office:value-type="date" office:date-value="2022-05-16" calcext:value-type="date">
            <text:p>16</text:p>
          </table:table-cell>
          <table:table-cell table:style-name="ce126" table:content-validation-name="val1" table:formula="of:=[.ER10]+1" office:value-type="date" office:date-value="2022-05-17" calcext:value-type="date">
            <text:p>17</text:p>
          </table:table-cell>
          <table:table-cell table:style-name="ce126" table:content-validation-name="val1" table:formula="of:=[.ES10]+1" office:value-type="date" office:date-value="2022-05-18" calcext:value-type="date">
            <text:p>18</text:p>
          </table:table-cell>
          <table:table-cell table:style-name="ce126" table:content-validation-name="val1" table:formula="of:=[.ET10]+1" office:value-type="date" office:date-value="2022-05-19" calcext:value-type="date">
            <text:p>19</text:p>
          </table:table-cell>
          <table:table-cell table:style-name="ce126" table:content-validation-name="val1" table:formula="of:=[.EU10]+1" office:value-type="date" office:date-value="2022-05-20" calcext:value-type="date">
            <text:p>20</text:p>
          </table:table-cell>
          <table:table-cell table:style-name="ce126" table:content-validation-name="val1" table:formula="of:=[.EV10]+1" office:value-type="date" office:date-value="2022-05-21" calcext:value-type="date">
            <text:p>21</text:p>
          </table:table-cell>
          <table:table-cell table:style-name="ce126" table:content-validation-name="val1" table:formula="of:=[.EW10]+1" office:value-type="date" office:date-value="2022-05-22" calcext:value-type="date">
            <text:p>22</text:p>
          </table:table-cell>
          <table:table-cell table:style-name="ce126" table:content-validation-name="val1" table:formula="of:=[.EX10]+1" office:value-type="date" office:date-value="2022-05-23" calcext:value-type="date">
            <text:p>23</text:p>
          </table:table-cell>
          <table:table-cell table:style-name="ce126" table:content-validation-name="val1" table:formula="of:=[.EY10]+1" office:value-type="date" office:date-value="2022-05-24" calcext:value-type="date">
            <text:p>24</text:p>
          </table:table-cell>
          <table:table-cell table:style-name="ce126" table:content-validation-name="val1" table:formula="of:=[.EZ10]+1" office:value-type="date" office:date-value="2022-05-25" calcext:value-type="date">
            <text:p>25</text:p>
          </table:table-cell>
          <table:table-cell table:style-name="ce126" table:content-validation-name="val1" table:formula="of:=[.FA10]+1" office:value-type="date" office:date-value="2022-05-26" calcext:value-type="date">
            <text:p>26</text:p>
          </table:table-cell>
          <table:table-cell table:style-name="ce126" table:content-validation-name="val1" table:formula="of:=[.FB10]+1" office:value-type="date" office:date-value="2022-05-27" calcext:value-type="date">
            <text:p>27</text:p>
          </table:table-cell>
          <table:table-cell table:style-name="ce126" table:content-validation-name="val1" table:formula="of:=[.FC10]+1" office:value-type="date" office:date-value="2022-05-28" calcext:value-type="date">
            <text:p>28</text:p>
          </table:table-cell>
          <table:table-cell table:style-name="ce126" table:content-validation-name="val1" table:formula="of:=[.FD10]+1" office:value-type="date" office:date-value="2022-05-29" calcext:value-type="date">
            <text:p>29</text:p>
          </table:table-cell>
          <table:table-cell table:style-name="ce126" table:content-validation-name="val1" table:formula="of:=[.FE10]+1" office:value-type="date" office:date-value="2022-05-30" calcext:value-type="date">
            <text:p>30</text:p>
          </table:table-cell>
          <table:table-cell table:style-name="ce126" table:content-validation-name="val1" table:formula="of:=[.FF10]+1" office:value-type="date" office:date-value="2022-05-31" calcext:value-type="date">
            <text:p>31</text:p>
          </table:table-cell>
          <table:table-cell table:style-name="ce126" table:content-validation-name="val1" table:formula="of:=[.FG10]+1" office:value-type="date" office:date-value="2022-06-01" calcext:value-type="date">
            <text:p>01</text:p>
          </table:table-cell>
          <table:table-cell table:style-name="ce126" table:content-validation-name="val1" table:formula="of:=[.FH10]+1" office:value-type="date" office:date-value="2022-06-02" calcext:value-type="date">
            <text:p>02</text:p>
          </table:table-cell>
          <table:table-cell table:style-name="ce126" table:content-validation-name="val1" table:formula="of:=[.FI10]+1" office:value-type="date" office:date-value="2022-06-03" calcext:value-type="date">
            <text:p>03</text:p>
          </table:table-cell>
          <table:table-cell table:style-name="ce126" table:content-validation-name="val1" table:formula="of:=[.FJ10]+1" office:value-type="date" office:date-value="2022-06-04" calcext:value-type="date">
            <text:p>04</text:p>
          </table:table-cell>
          <table:table-cell table:style-name="ce126" table:content-validation-name="val1" table:formula="of:=[.FK10]+1" office:value-type="date" office:date-value="2022-06-05" calcext:value-type="date">
            <text:p>05</text:p>
          </table:table-cell>
          <table:table-cell table:style-name="ce126" table:content-validation-name="val1" table:formula="of:=[.FL10]+1" office:value-type="date" office:date-value="2022-06-06" calcext:value-type="date">
            <text:p>06</text:p>
          </table:table-cell>
          <table:table-cell table:style-name="ce126" table:content-validation-name="val1" table:formula="of:=[.FM10]+1" office:value-type="date" office:date-value="2022-06-07" calcext:value-type="date">
            <text:p>07</text:p>
          </table:table-cell>
          <table:table-cell table:style-name="ce126" table:content-validation-name="val1" table:formula="of:=[.FN10]+1" office:value-type="date" office:date-value="2022-06-08" calcext:value-type="date">
            <text:p>08</text:p>
          </table:table-cell>
          <table:table-cell table:style-name="ce126" table:content-validation-name="val1" table:formula="of:=[.FO10]+1" office:value-type="date" office:date-value="2022-06-09" calcext:value-type="date">
            <text:p>09</text:p>
          </table:table-cell>
          <table:table-cell table:style-name="ce126" table:content-validation-name="val1" table:formula="of:=[.FP10]+1" office:value-type="date" office:date-value="2022-06-10" calcext:value-type="date">
            <text:p>10</text:p>
          </table:table-cell>
          <table:table-cell table:style-name="ce126" table:content-validation-name="val1" table:formula="of:=[.FQ10]+1" office:value-type="date" office:date-value="2022-06-11" calcext:value-type="date">
            <text:p>11</text:p>
          </table:table-cell>
          <table:table-cell table:style-name="ce126" table:content-validation-name="val1" table:formula="of:=[.FR10]+1" office:value-type="date" office:date-value="2022-06-12" calcext:value-type="date">
            <text:p>12</text:p>
          </table:table-cell>
          <table:table-cell table:style-name="ce126" table:content-validation-name="val1" table:formula="of:=[.FS10]+1" office:value-type="date" office:date-value="2022-06-13" calcext:value-type="date">
            <text:p>13</text:p>
          </table:table-cell>
          <table:table-cell table:style-name="ce126" table:content-validation-name="val1" table:formula="of:=[.FT10]+1" office:value-type="date" office:date-value="2022-06-14" calcext:value-type="date">
            <text:p>14</text:p>
          </table:table-cell>
          <table:table-cell table:style-name="ce126" table:content-validation-name="val1" table:formula="of:=[.FU10]+1" office:value-type="date" office:date-value="2022-06-15" calcext:value-type="date">
            <text:p>15</text:p>
          </table:table-cell>
          <table:table-cell table:style-name="ce126" table:content-validation-name="val1" table:formula="of:=[.FV10]+1" office:value-type="date" office:date-value="2022-06-16" calcext:value-type="date">
            <text:p>16</text:p>
          </table:table-cell>
          <table:table-cell table:style-name="ce126" table:content-validation-name="val1" table:formula="of:=[.FW10]+1" office:value-type="date" office:date-value="2022-06-17" calcext:value-type="date">
            <text:p>17</text:p>
          </table:table-cell>
          <table:table-cell table:style-name="ce126" table:content-validation-name="val1" table:formula="of:=[.FX10]+1" office:value-type="date" office:date-value="2022-06-18" calcext:value-type="date">
            <text:p>18</text:p>
          </table:table-cell>
          <table:table-cell table:style-name="ce126" table:content-validation-name="val1" table:formula="of:=[.FY10]+1" office:value-type="date" office:date-value="2022-06-19" calcext:value-type="date">
            <text:p>19</text:p>
          </table:table-cell>
          <table:table-cell table:style-name="ce126" table:content-validation-name="val1" table:formula="of:=[.FZ10]+1" office:value-type="date" office:date-value="2022-06-20" calcext:value-type="date">
            <text:p>20</text:p>
          </table:table-cell>
          <table:table-cell table:style-name="ce126" table:content-validation-name="val1" table:formula="of:=[.GA10]+1" office:value-type="date" office:date-value="2022-06-21" calcext:value-type="date">
            <text:p>21</text:p>
          </table:table-cell>
          <table:table-cell table:style-name="ce126" table:content-validation-name="val1" table:formula="of:=[.GB10]+1" office:value-type="date" office:date-value="2022-06-22" calcext:value-type="date">
            <text:p>22</text:p>
          </table:table-cell>
          <table:table-cell table:style-name="ce126" table:content-validation-name="val1" table:formula="of:=[.GC10]+1" office:value-type="date" office:date-value="2022-06-23" calcext:value-type="date">
            <text:p>23</text:p>
          </table:table-cell>
          <table:table-cell table:style-name="ce126" table:content-validation-name="val1" table:formula="of:=[.GD10]+1" office:value-type="date" office:date-value="2022-06-24" calcext:value-type="date">
            <text:p>24</text:p>
          </table:table-cell>
          <table:table-cell table:style-name="ce126" table:content-validation-name="val1" table:formula="of:=[.GE10]+1" office:value-type="date" office:date-value="2022-06-25" calcext:value-type="date">
            <text:p>25</text:p>
          </table:table-cell>
          <table:table-cell table:style-name="ce126" table:content-validation-name="val1" table:formula="of:=[.GF10]+1" office:value-type="date" office:date-value="2022-06-26" calcext:value-type="date">
            <text:p>26</text:p>
          </table:table-cell>
          <table:table-cell table:style-name="ce126" table:content-validation-name="val1" table:formula="of:=[.GG10]+1" office:value-type="date" office:date-value="2022-06-27" calcext:value-type="date">
            <text:p>27</text:p>
          </table:table-cell>
          <table:table-cell table:style-name="ce126" table:content-validation-name="val1" table:formula="of:=[.GH10]+1" office:value-type="date" office:date-value="2022-06-28" calcext:value-type="date">
            <text:p>28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Literature Review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9" table:content-validation-name="val1" table:formula="of:=MIN([.D12:.D21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11];[.F11];Holidays)" office:value-type="float" office:value="18" calcext:value-type="float">
            <text:p>18</text:p>
          </table:table-cell>
          <table:table-cell table:style-name="ce75" table:content-validation-name="val1" table:formula="of:=MAX([.F12:.F21])" office:value-type="date" office:date-value="2022-01-24" calcext:value-type="date">
            <text:p>24-Jan-2022</text:p>
          </table:table-cell>
          <table:table-cell table:style-name="ce87" table:content-validation-name="val1" table:formula="of:=SUMPRODUCT([.G12:.G21];[.E12:.E21])/SUM([.E12:.E21])" office:value-type="percentage" office:value="0.175868055555556" calcext:value-type="percentage">
            <text:p>18%</text:p>
          </table:table-cell>
          <table:table-cell table:style-name="ce104" table:content-validation-name="val1" table:formula="of:=[.F11]-[.D11]+1" office:value-type="float" office:value="26" calcext:value-type="float">
            <text:p>26</text:p>
          </table:table-cell>
          <table:table-cell table:style-name="ce113" table:content-validation-name="val1" table:formula="of:=SUM([.I12:.I21])" office:value-type="float" office:value="5" calcext:value-type="float">
            <text:p>5</text:p>
          </table:table-cell>
          <table:table-cell table:style-name="ce120" table:content-validation-name="val1" table:formula="of:=SUM([.J12:.J21])" office:value-type="float" office:value="31" calcext:value-type="float">
            <text:p>31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eliminary research and reading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ading and notetak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14" calcext:value-type="float">
            <text:p>14</text:p>
          </table:table-cell>
          <table:table-cell table:style-name="ce77" table:content-validation-name="val1" table:formula="of:=IF([.E13]&gt;0;WORKDAY([.D13];[.E13]-1;Holidays); &quot;&quot;)" office:value-type="date" office:date-value="2022-01-18" calcext:value-type="date">
            <text:p>18-Jan-2022</text:p>
          </table:table-cell>
          <table:table-cell table:style-name="ce89" table:content-validation-name="val1" table:formula="of:=SUMPRODUCT([.G14:.G18];[.E14:.E18])/SUM([.E14:.E18])" office:value-type="percentage" office:value="0.209375" calcext:value-type="percentage">
            <text:p>21%</text:p>
          </table:table-cell>
          <table:table-cell table:style-name="ce105" table:content-validation-name="val1" table:formula="of:=IF(ISNUMBER([.F13]);[.F13]-[.D13]+1;&quot;&quot;)" office:value-type="float" office:value="20" calcext:value-type="float">
            <text:p>20</text:p>
          </table:table-cell>
          <table:table-cell table:style-name="ce114" table:content-validation-name="val1" table:formula="of:=IF(ISNUMBER([.E13]);ROUNDDOWN([.E13]*[.G13]);&quot;&quot;)" office:value-type="float" office:value="2" calcext:value-type="float">
            <text:p>2</text:p>
          </table:table-cell>
          <table:table-cell table:style-name="ce121" table:content-validation-name="val1" table:formula="of:=IF(ISNUMBER([.E13]);[.E13]-[.I13];&quot;&quot;)" office:value-type="float" office:value="12" calcext:value-type="float">
            <text:p>1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 and Serp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4]&gt;0;WORKDAY([.D14];[.E14]-1;Holidays); &quot;&quot;)" office:value-type="date" office:date-value="2022-01-04" calcext:value-type="date">
            <text:p>04-Jan-2022</text:p>
          </table:table-cell>
          <table:table-cell table:style-name="ce225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14" table:content-validation-name="val1" table:formula="of:=IF(ISNUMBER([.E14]);ROUNDDOWN([.E14]*[.G14]);&quot;&quot;)" office:value-type="float" office:value="2" calcext:value-type="float">
            <text:p>2</text:p>
          </table:table-cell>
          <table:table-cell table:style-name="ce121" table:content-validation-name="val1" table:formula="of:=IF(ISNUMBER([.E14]);[.E14]-[.I14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05" calcext:value-type="date">
            <text:p>05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5]&gt;0;WORKDAY([.D15];[.E15]-1;Holidays); &quot;&quot;)" office:value-type="date" office:date-value="2022-01-07" calcext:value-type="date">
            <text:p>07-Jan-2022</text:p>
          </table:table-cell>
          <table:table-cell table:style-name="ce225" table:content-validation-name="val1" office:value-type="percentage" office:value="0.45" calcext:value-type="percentage">
            <text:p>45%</text:p>
          </table:table-cell>
          <table:table-cell table:style-name="ce105" table:content-validation-name="val1" table:formula="of:=IF(ISNUMBER([.F15]);[.F15]-[.D15]+1;&quot;&quot;)" office:value-type="float" office:value="3" calcext:value-type="float">
            <text:p>3</text:p>
          </table:table-cell>
          <table:table-cell table:style-name="ce114" table:content-validation-name="val1" table:formula="of:=IF(ISNUMBER([.E15]);ROUNDDOWN([.E15]*[.G15]);&quot;&quot;)" office:value-type="float" office:value="1" calcext:value-type="float">
            <text:p>1</text:p>
          </table:table-cell>
          <table:table-cell table:style-name="ce121" table:content-validation-name="val1" table:formula="of:=IF(ISNUMBER([.E15]);[.E15]-[.I15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oftware developm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0" calcext:value-type="date">
            <text:p>10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6]&gt;0;WORKDAY([.D16];[.E16]-1;Holidays); &quot;&quot;)" office:value-type="date" office:date-value="2022-01-12" calcext:value-type="date">
            <text:p>12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6]);[.F16]-[.D16]+1;&quot;&quot;)" office:value-type="float" office:value="3" calcext:value-type="float">
            <text:p>3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Reactor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3" calcext:value-type="date">
            <text:p>13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7]&gt;0;WORKDAY([.D17];[.E17]-1;Holidays); &quot;&quot;)" office:value-type="date" office:date-value="2022-01-17" calcext:value-type="date">
            <text:p>17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7]);[.F17]-[.D17]+1;&quot;&quot;)" office:value-type="float" office:value="5" calcext:value-type="float">
            <text:p>5</text:p>
          </table:table-cell>
          <table:table-cell table:style-name="ce114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121" table:content-validation-name="val1" table:formula="of:=IF(ISNUMBER([.E17]);[.E17]-[.I17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Fuel cycle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8]&gt;0;WORKDAY([.D18];[.E18]-1;Holidays); &quot;&quot;)" office:value-type="date" office:date-value="2022-01-20" calcext:value-type="date">
            <text:p>20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8]);[.F18]-[.D18]+1;&quot;&quot;)" office:value-type="float" office:value="3" calcext:value-type="float">
            <text:p>3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econdary review of current matierials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9]&gt;0;WORKDAY([.D19];[.E19]-1;Holidays); &quot;&quot;)">
            <text:p/>
          </table:table-cell>
          <table:table-cell table:style-name="ce226" table:content-validation-name="val1"/>
          <table:table-cell table:style-name="ce105" table:content-validation-name="val1" table:formula="of:=IF(ISNUMBER([.F19]);[.F19]-[.D19]+1;&quot;&quot;)">
            <text:p/>
          </table:table-cell>
          <table:table-cell table:style-name="ce114" table:content-validation-name="val1" table:formula="of:=IF(ISNUMBER([.E19]);ROUNDDOWN([.E19]*[.G19]);&quot;&quot;)">
            <text:p/>
          </table:table-cell>
          <table:table-cell table:style-name="ce121" table:content-validation-name="val1" table:formula="of:=IF(ISNUMBER([.E19]);[.E19]-[.I19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itat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0]&gt;0;WORKDAY([.D20];[.E20]-1;Holidays); &quot;&quot;)" office:value-type="date" office:date-value="2022-01-18" calcext:value-type="date">
            <text:p>18-Jan-2022</text:p>
          </table:table-cell>
          <table:table-cell table:style-name="ce227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0]);[.F20]-[.D20]+1;&quot;&quot;)" office:value-type="float" office:value="1" calcext:value-type="float">
            <text:p>1</text:p>
          </table:table-cell>
          <table:table-cell table:style-name="ce114" table:content-validation-name="val1" table:formula="of:=IF(ISNUMBER([.E20]);ROUNDDOWN([.E20]*[.G20]);&quot;&quot;)" office:value-type="float" office:value="0" calcext:value-type="float">
            <text:p>0</text:p>
          </table:table-cell>
          <table:table-cell table:style-name="ce121" table:content-validation-name="val1" table:formula="of:=IF(ISNUMBER([.E20]);[.E20]-[.I20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ummarize goals, applicability, 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1]&gt;0;WORKDAY([.D21];[.E21]-1;Holidays); &quot;&quot;)" office:value-type="date" office:date-value="2022-01-24" calcext:value-type="date">
            <text:p>24-Jan-2022</text:p>
          </table:table-cell>
          <table:table-cell table:style-name="ce22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1]);[.F21]-[.D21]+1;&quot;&quot;)" office:value-type="float" office:value="7" calcext:value-type="float">
            <text:p>7</text:p>
          </table:table-cell>
          <table:table-cell table:style-name="ce114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21" table:content-validation-name="val1" table:formula="of:=IF(ISNUMBER([.E21]);[.E21]-[.I21];&quot;&quot;)" office:value-type="float" office:value="5" calcext:value-type="float">
            <text:p>5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Enable OpenMC support in SaltProc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23:.D29])" office:value-type="date" office:date-value="2022-01-18" calcext:value-type="date">
            <text:p>18-Jan-2022</text:p>
          </table:table-cell>
          <table:table-cell table:style-name="ce63" table:content-validation-name="val1" table:formula="of:=NETWORKDAYS([.D22];[.F22];Holidays)" office:value-type="float" office:value="19" calcext:value-type="float">
            <text:p>19</text:p>
          </table:table-cell>
          <table:table-cell table:style-name="ce75" table:content-validation-name="val1" table:formula="of:=MAX([.F23:.F29])" office:value-type="date" office:date-value="2022-02-11" calcext:value-type="date">
            <text:p>11-Feb-2022</text:p>
          </table:table-cell>
          <table:table-cell table:style-name="ce93" table:content-validation-name="val1" table:formula="of:=SUMPRODUCT([.G23:.G29];[.E23:.E29])/SUM([.E23:.E29])" office:value-type="percentage" office:value="0.00892857142857143" calcext:value-type="percentage">
            <text:p>1%</text:p>
          </table:table-cell>
          <table:table-cell table:style-name="ce104" table:content-validation-name="val1" table:formula="of:=[.F22]-[.D22]+1" office:value-type="float" office:value="25" calcext:value-type="float">
            <text:p>25</text:p>
          </table:table-cell>
          <table:table-cell table:style-name="ce113" table:content-validation-name="val1" table:formula="of:=SUM([.I23:.I29])" office:value-type="float" office:value="0" calcext:value-type="float">
            <text:p>0</text:p>
          </table:table-cell>
          <table:table-cell table:style-name="ce120" table:content-validation-name="val1" table:formula="of:=SUM([.J23:.J29])" office:value-type="float" office:value="84" calcext:value-type="float">
            <text:p>84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factor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3]&gt;0;WORKDAY([.D23];[.E23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3]);[.F23]-[.D23]+1;&quot;&quot;)">
            <text:p/>
          </table:table-cell>
          <table:table-cell table:style-name="ce114" table:content-validation-name="val1" table:formula="of:=IF(ISNUMBER([.E23]);ROUNDDOWN([.E23]*[.G23]);&quot;&quot;)">
            <text:p/>
          </table:table-cell>
          <table:table-cell table:style-name="ce121" table:content-validation-name="val1" table:formula="of:=IF(ISNUMBER([.E23]);[.E23]-[.I23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pp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4]&gt;0;WORKDAY([.D24];[.E24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4]);[.F24]-[.D24]+1;&quot;&quot;)" office:value-type="float" office:value="24" calcext:value-type="float">
            <text:p>24</text:p>
          </table:table-cell>
          <table:table-cell table:style-name="ce114" table:content-validation-name="val1" table:formula="of:=IF(ISNUMBER([.E24]);ROUNDDOWN([.E24]*[.G24]);&quot;&quot;)" office:value-type="float" office:value="0" calcext:value-type="float">
            <text:p>0</text:p>
          </table:table-cell>
          <table:table-cell table:style-name="ce121" table:content-validation-name="val1" table:formula="of:=IF(ISNUMBER([.E24]);[.E24]-[.I24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imul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5]&gt;0;WORKDAY([.D25];[.E25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5]);[.F25]-[.D25]+1;&quot;&quot;)" office:value-type="float" office:value="24" calcext:value-type="float">
            <text:p>24</text:p>
          </table:table-cell>
          <table:table-cell table:style-name="ce114" table:content-validation-name="val1" table:formula="of:=IF(ISNUMBER([.E25]);ROUNDDOWN([.E25]*[.G25]);&quot;&quot;)" office:value-type="float" office:value="0" calcext:value-type="float">
            <text:p>0</text:p>
          </table:table-cell>
          <table:table-cell table:style-name="ce121" table:content-validation-name="val1" table:formula="of:=IF(ISNUMBER([.E25]);[.E25]-[.I25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6]&gt;0;WORKDAY([.D26];[.E26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6]);[.F26]-[.D26]+1;&quot;&quot;)" office:value-type="float" office:value="24" calcext:value-type="float">
            <text:p>24</text:p>
          </table:table-cell>
          <table:table-cell table:style-name="ce114" table:content-validation-name="val1" table:formula="of:=IF(ISNUMBER([.E26]);ROUNDDOWN([.E26]*[.G26]);&quot;&quot;)" office:value-type="float" office:value="0" calcext:value-type="float">
            <text:p>0</text:p>
          </table:table-cell>
          <table:table-cell table:style-name="ce121" table:content-validation-name="val1" table:formula="of:=IF(ISNUMBER([.E26]);[.E26]-[.I26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Write OpenMC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7]&gt;0;WORKDAY([.D27];[.E27]-1;Holidays); &quot;&quot;)">
            <text:p/>
          </table:table-cell>
          <table:table-cell table:style-name="ce231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code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8]&gt;0;WORKDAY([.D28];[.E28]-1;Holidays); &quot;&quot;)" office:value-type="date" office:date-value="2022-02-11" calcext:value-type="date">
            <text:p>11-Feb-2022</text:p>
          </table:table-cell>
          <table:table-cell table:style-name="ce232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8]);[.F28]-[.D28]+1;&quot;&quot;)" office:value-type="float" office:value="19" calcext:value-type="float">
            <text:p>19</text:p>
          </table:table-cell>
          <table:table-cell table:style-name="ce114" table:content-validation-name="val1" table:formula="of:=IF(ISNUMBER([.E28]);ROUNDDOWN([.E28]*[.G28]);&quot;&quot;)" office:value-type="float" office:value="0" calcext:value-type="float">
            <text:p>0</text:p>
          </table:table-cell>
          <table:table-cell table:style-name="ce121" table:content-validation-name="val1" table:formula="of:=IF(ISNUMBER([.E28]);[.E28]-[.I2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s for OpenMC class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9]&gt;0;WORKDAY([.D29];[.E29]-1;Holidays); &quot;&quot;)" office:value-type="date" office:date-value="2022-02-11" calcext:value-type="date">
            <text:p>11-Feb-2022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9]);[.F29]-[.D29]+1;&quot;&quot;)" office:value-type="float" office:value="19" calcext:value-type="float">
            <text:p>19</text:p>
          </table:table-cell>
          <table:table-cell table:style-name="ce114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21" table:content-validation-name="val1" table:formula="of:=IF(ISNUMBER([.E29]);[.E29]-[.I29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Reactor analysis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31:.D48])" office:value-type="date" office:date-value="2022-01-24" calcext:value-type="date">
            <text:p>24-Jan-2022</text:p>
          </table:table-cell>
          <table:table-cell table:style-name="ce63" table:content-validation-name="val1" table:formula="of:=NETWORKDAYS([.D30];[.F30];Holidays)" office:value-type="float" office:value="31" calcext:value-type="float">
            <text:p>31</text:p>
          </table:table-cell>
          <table:table-cell table:style-name="ce75" table:content-validation-name="val1" table:formula="of:=MAX([.F31:.F48])" office:value-type="date" office:date-value="2022-03-07" calcext:value-type="date">
            <text:p>07-Mar-2022</text:p>
          </table:table-cell>
          <table:table-cell table:style-name="ce93" table:content-validation-name="val1" table:formula="of:=SUMPRODUCT([.G31:.G49];[.E31:.E49])/SUM([.E31:.E49])" office:value-type="percentage" office:value="0" calcext:value-type="percentage">
            <text:p>0%</text:p>
          </table:table-cell>
          <table:table-cell table:style-name="ce104" table:content-validation-name="val1" table:formula="of:=[.F30]-[.D30]+1" office:value-type="float" office:value="43" calcext:value-type="float">
            <text:p>43</text:p>
          </table:table-cell>
          <table:table-cell table:style-name="ce113" table:content-validation-name="val1" table:formula="of:=SUM([.I31:.I33])" office:value-type="float" office:value="0" calcext:value-type="float">
            <text:p>0</text:p>
          </table:table-cell>
          <table:table-cell table:style-name="ce120" table:content-validation-name="val1" table:formula="of:=SUM([.J31:.J33]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Input file Setup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4" calcext:value-type="date">
            <text:p>14-Feb-2022</text:p>
          </table:table-cell>
          <table:table-cell table:style-name="ce69" table:content-validation-name="val1" table:formula="of:=IF(AND([.D31]&gt;0;[.F31]&gt;0);NETWORKDAYS([.D31];[.F31];Holidays);&quot;&quot;)">
            <text:p/>
          </table:table-cell>
          <table:table-cell table:style-name="ce80" table:content-validation-name="val1"/>
          <table:table-cell table:style-name="ce234" table:content-validation-name="val1" table:formula="of:=SUMPRODUCT([.G32:.G46];[.E32:.E46])/SUM([.E32:.E46])" office:value-type="percentage" office:value="0" calcext:value-type="percentage">
            <text:p>0%</text:p>
          </table:table-cell>
          <table:table-cell table:style-name="ce105" table:content-validation-name="val1" table:formula="of:=IF(ISNUMBER([.F31]);[.F31]-[.D31]+1;&quot;&quot;)">
            <text:p/>
          </table:table-cell>
          <table:table-cell table:style-name="ce114" table:content-validation-name="val1" table:formula="of:=IF(ISNUMBER([.E31]);ROUNDDOWN([.E31]*[.G31]);&quot;&quot;)">
            <text:p/>
          </table:table-cell>
          <table:table-cell table:style-name="ce121" table:content-validation-name="val1" table:formula="of:=IF(ISNUMBER([.E31]);[.E31]-[.I3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ross section library preprocess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/>
          <table:table-cell table:style-name="ce90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3]&gt;0;WORKDAY([.D33];[.E33]-1;Holidays); &quot;&quot;)" office:value-type="date" office:date-value="2022-02-02" calcext:value-type="date">
            <text:p>02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3]);[.F33]-[.D33]+1;&quot;&quot;)" office:value-type="float" office:value="2" calcext:value-type="float">
            <text:p>2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4]&gt;0;WORKDAY([.D34];[.E34]-1;Holidays); &quot;&quot;)" office:value-type="date" office:date-value="2022-02-02" calcext:value-type="date">
            <text:p>02-Feb-2022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4]);[.F34]-[.D34]+1;&quot;&quot;)" office:value-type="float" office:value="2" calcext:value-type="float">
            <text:p>2</text:p>
          </table:table-cell>
          <table:table-cell table:style-name="ce114" table:content-validation-name="val1" table:formula="of:=IF(ISNUMBER([.E34]);ROUNDDOWN([.E34]*[.G34]);&quot;&quot;)" office:value-type="float" office:value="0" calcext:value-type="float">
            <text:p>0</text:p>
          </table:table-cell>
          <table:table-cell table:style-name="ce121" table:content-validation-name="val1" table:formula="of:=IF(ISNUMBER([.E34]);[.E34]-[.I34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Geometry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5]&gt;0;WORKDAY([.D35];[.E35]-1;Holidays); &quot;&quot;)">
            <text:p/>
          </table:table-cell>
          <table:table-cell table:style-name="ce236" table:content-validation-name="val1"/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6]&gt;0;WORKDAY([.D36];[.E36]-1;Holidays); &quot;&quot;)" office:value-type="date" office:date-value="2022-01-28" calcext:value-type="date">
            <text:p>28-Jan-2022</text:p>
          </table:table-cell>
          <table:table-cell table:style-name="ce23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6]);[.F36]-[.D36]+1;&quot;&quot;)" office:value-type="float" office:value="5" calcext:value-type="float">
            <text:p>5</text:p>
          </table:table-cell>
          <table:table-cell table:style-name="ce114" table:content-validation-name="val1" table:formula="of:=IF(ISNUMBER([.E36]);ROUNDDOWN([.E36]*[.G36]);&quot;&quot;)" office:value-type="float" office:value="0" calcext:value-type="float">
            <text:p>0</text:p>
          </table:table-cell>
          <table:table-cell table:style-name="ce121" table:content-validation-name="val1" table:formula="of:=IF(ISNUMBER([.E36]);[.E36]-[.I36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7]&gt;0;WORKDAY([.D37];[.E37]-1;Holidays); &quot;&quot;)" office:value-type="date" office:date-value="2022-01-28" calcext:value-type="date">
            <text:p>28-Jan-2022</text:p>
          </table:table-cell>
          <table:table-cell table:style-name="ce23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7]);[.F37]-[.D37]+1;&quot;&quot;)" office:value-type="float" office:value="5" calcext:value-type="float">
            <text:p>5</text:p>
          </table:table-cell>
          <table:table-cell table:style-name="ce114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21" table:content-validation-name="val1" table:formula="of:=IF(ISNUMBER([.E37]);[.E37]-[.I37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aterial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8]&gt;0;WORKDAY([.D38];[.E38]-1;Holidays); &quot;&quot;)">
            <text:p/>
          </table:table-cell>
          <table:table-cell table:style-name="ce23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9]&gt;0;WORKDAY([.D39];[.E39]-1;Holidays); &quot;&quot;)" office:value-type="date" office:date-value="2022-01-28" calcext:value-type="date">
            <text:p>28-Jan-2022</text:p>
          </table:table-cell>
          <table:table-cell table:style-name="ce24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9]);[.F39]-[.D39]+1;&quot;&quot;)" office:value-type="float" office:value="5" calcext:value-type="float">
            <text:p>5</text:p>
          </table:table-cell>
          <table:table-cell table:style-name="ce114" table:content-validation-name="val1" table:formula="of:=IF(ISNUMBER([.E39]);ROUNDDOWN([.E39]*[.G39]);&quot;&quot;)" office:value-type="float" office:value="0" calcext:value-type="float">
            <text:p>0</text:p>
          </table:table-cell>
          <table:table-cell table:style-name="ce121" table:content-validation-name="val1" table:formula="of:=IF(ISNUMBER([.E39]);[.E39]-[.I39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0]&gt;0;WORKDAY([.D40];[.E40]-1;Holidays); &quot;&quot;)" office:value-type="date" office:date-value="2022-01-28" calcext:value-type="date">
            <text:p>28-Jan-2022</text:p>
          </table:table-cell>
          <table:table-cell table:style-name="ce24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0]);[.F40]-[.D40]+1;&quot;&quot;)" office:value-type="float" office:value="5" calcext:value-type="float">
            <text:p>5</text:p>
          </table:table-cell>
          <table:table-cell table:style-name="ce114" table:content-validation-name="val1" table:formula="of:=IF(ISNUMBER([.E40]);ROUNDDOWN([.E40]*[.G40]);&quot;&quot;)" office:value-type="float" office:value="0" calcext:value-type="float">
            <text:p>0</text:p>
          </table:table-cell>
          <table:table-cell table:style-name="ce121" table:content-validation-name="val1" table:formula="of:=IF(ISNUMBER([.E40]);[.E40]-[.I40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ettings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1]&gt;0;WORKDAY([.D41];[.E41]-1;Holidays); &quot;&quot;)">
            <text:p/>
          </table:table-cell>
          <table:table-cell table:style-name="ce24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1]);[.F41]-[.D41]+1;&quot;&quot;)">
            <text:p/>
          </table:table-cell>
          <table:table-cell table:style-name="ce114" table:content-validation-name="val1" table:formula="of:=IF(ISNUMBER([.E41]);ROUNDDOWN([.E41]*[.G41]);&quot;&quot;)">
            <text:p/>
          </table:table-cell>
          <table:table-cell table:style-name="ce121" table:content-validation-name="val1" table:formula="of:=IF(ISNUMBER([.E41]);[.E41]-[.I4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2]&gt;0;WORKDAY([.D42];[.E42]-1;Holidays); &quot;&quot;)" office:value-type="date" office:date-value="2022-01-28" calcext:value-type="date">
            <text:p>28-Jan-2022</text:p>
          </table:table-cell>
          <table:table-cell table:style-name="ce24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2]);[.F42]-[.D42]+1;&quot;&quot;)" office:value-type="float" office:value="5" calcext:value-type="float">
            <text:p>5</text:p>
          </table:table-cell>
          <table:table-cell table:style-name="ce114" table:content-validation-name="val1" table:formula="of:=IF(ISNUMBER([.E42]);ROUNDDOWN([.E42]*[.G42]);&quot;&quot;)" office:value-type="float" office:value="0" calcext:value-type="float">
            <text:p>0</text:p>
          </table:table-cell>
          <table:table-cell table:style-name="ce121" table:content-validation-name="val1" table:formula="of:=IF(ISNUMBER([.E42]);[.E42]-[.I42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3]&gt;0;WORKDAY([.D43];[.E43]-1;Holidays); &quot;&quot;)" office:value-type="date" office:date-value="2022-01-28" calcext:value-type="date">
            <text:p>28-Jan-2022</text:p>
          </table:table-cell>
          <table:table-cell table:style-name="ce24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3]);[.F43]-[.D43]+1;&quot;&quot;)" office:value-type="float" office:value="5" calcext:value-type="float">
            <text:p>5</text:p>
          </table:table-cell>
          <table:table-cell table:style-name="ce114" table:content-validation-name="val1" table:formula="of:=IF(ISNUMBER([.E43]);ROUNDDOWN([.E43]*[.G43]);&quot;&quot;)" office:value-type="float" office:value="0" calcext:value-type="float">
            <text:p>0</text:p>
          </table:table-cell>
          <table:table-cell table:style-name="ce121" table:content-validation-name="val1" table:formula="of:=IF(ISNUMBER([.E43]);[.E43]-[.I43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le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4]&gt;0;WORKDAY([.D44];[.E44]-1;Holidays); &quot;&quot;)">
            <text:p/>
          </table:table-cell>
          <table:table-cell table:style-name="ce245" table:content-validation-name="val1"/>
          <table:table-cell table:style-name="ce105" table:content-validation-name="val1" table:formula="of:=IF(ISNUMBER([.F44]);[.F44]-[.D44]+1;&quot;&quot;)">
            <text:p/>
          </table:table-cell>
          <table:table-cell table:style-name="ce114" table:content-validation-name="val1" table:formula="of:=IF(ISNUMBER([.E44]);ROUNDDOWN([.E44]*[.G44]);&quot;&quot;)">
            <text:p/>
          </table:table-cell>
          <table:table-cell table:style-name="ce121" table:content-validation-name="val1" table:formula="of:=IF(ISNUMBER([.E44]);[.E44]-[.I4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5]&gt;0;WORKDAY([.D45];[.E45]-1;Holidays); &quot;&quot;)" office:value-type="date" office:date-value="2022-02-03" calcext:value-type="date">
            <text:p>03-Feb-2022</text:p>
          </table:table-cell>
          <table:table-cell table:style-name="ce24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5]);[.F45]-[.D45]+1;&quot;&quot;)" office:value-type="float" office:value="7" calcext:value-type="float">
            <text:p>7</text:p>
          </table:table-cell>
          <table:table-cell table:style-name="ce114" table:content-validation-name="val1" table:formula="of:=IF(ISNUMBER([.E45]);ROUNDDOWN([.E45]*[.G45]);&quot;&quot;)" office:value-type="float" office:value="0" calcext:value-type="float">
            <text:p>0</text:p>
          </table:table-cell>
          <table:table-cell table:style-name="ce121" table:content-validation-name="val1" table:formula="of:=IF(ISNUMBER([.E45]);[.E45]-[.I45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altProc input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46]&gt;0;WORKDAY([.D46];[.E46]-1;Holidays); &quot;&quot;)" office:value-type="date" office:date-value="2022-01-31" calcext:value-type="date">
            <text:p>31-Jan-2022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6]);[.F46]-[.D46]+1;&quot;&quot;)" office:value-type="float" office:value="4" calcext:value-type="float">
            <text:p>4</text:p>
          </table:table-cell>
          <table:table-cell table:style-name="ce114" table:content-validation-name="val1" table:formula="of:=IF(ISNUMBER([.E46]);ROUNDDOWN([.E46]*[.G46]);&quot;&quot;)" office:value-type="float" office:value="0" calcext:value-type="float">
            <text:p>0</text:p>
          </table:table-cell>
          <table:table-cell table:style-name="ce121" table:content-validation-name="val1" table:formula="of:=IF(ISNUMBER([.E46]);[.E46]-[.I46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un simulation ca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[.F22]+1" office:value-type="date" office:date-value="2022-02-12" calcext:value-type="date">
            <text:p>12-Feb-2022</text:p>
          </table:table-cell>
          <table:table-cell table:style-name="ce69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47]&gt;0;WORKDAY([.D47];[.E47]-1;Holidays); &quot;&quot;)" office:value-type="date" office:date-value="2022-02-21" calcext:value-type="date">
            <text:p>21-Feb-2022</text:p>
          </table:table-cell>
          <table:table-cell table:style-name="ce248" table:content-validation-name="val1"/>
          <table:table-cell table:style-name="ce105" table:content-validation-name="val1" table:formula="of:=IF(ISNUMBER([.F47]);[.F47]-[.D47]+1;&quot;&quot;)" office:value-type="float" office:value="10" calcext:value-type="float">
            <text:p>10</text:p>
          </table:table-cell>
          <table:table-cell table:style-name="ce114" table:content-validation-name="val1" table:formula="of:=IF(ISNUMBER([.E47]);ROUNDDOWN([.E47]*[.G47]);&quot;&quot;)" office:value-type="float" office:value="0" calcext:value-type="float">
            <text:p>0</text:p>
          </table:table-cell>
          <table:table-cell table:style-name="ce121" table:content-validation-name="val1" table:formula="of:=IF(ISNUMBER([.E47]);[.E47]-[.I47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occess data and make figur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5" calcext:value-type="date">
            <text:p>15-Feb-2022</text:p>
          </table:table-cell>
          <table:table-cell table:style-name="ce69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48]&gt;0;WORKDAY([.D48];[.E48]-1;Holidays); &quot;&quot;)" office:value-type="date" office:date-value="2022-03-07" calcext:value-type="date">
            <text:p>07-Mar-2022</text:p>
          </table:table-cell>
          <table:table-cell table:style-name="ce249" table:content-validation-name="val1"/>
          <table:table-cell table:style-name="ce105" table:content-validation-name="val1" table:formula="of:=IF(ISNUMBER([.F48]);[.F48]-[.D48]+1;&quot;&quot;)" office:value-type="float" office:value="21" calcext:value-type="float">
            <text:p>21</text:p>
          </table:table-cell>
          <table:table-cell table:style-name="ce114" table:content-validation-name="val1" table:formula="of:=IF(ISNUMBER([.E48]);ROUNDDOWN([.E48]*[.G48]);&quot;&quot;)" office:value-type="float" office:value="0" calcext:value-type="float">
            <text:p>0</text:p>
          </table:table-cell>
          <table:table-cell table:style-name="ce121" table:content-validation-name="val1" table:formula="of:=IF(ISNUMBER([.E48]);[.E48]-[.I4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9" table:content-validation-name="val1"/>
          <table:table-cell table:style-name="ce80" table:content-validation-name="val1"/>
          <table:table-cell table:style-name="ce24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4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Thesis writing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52:.D52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51];[.F51];Holidays)" office:value-type="float" office:value="-31820" calcext:value-type="float">
            <text:p>-31820</text:p>
          </table:table-cell>
          <table:table-cell table:style-name="ce75" table:content-validation-name="val1" table:formula="of:=MAX([.F52:.F52])" office:value-type="date" office:date-value="1899-12-30" calcext:value-type="date">
            <text:p>30-Dec-1899</text:p>
          </table:table-cell>
          <table:table-cell table:style-name="ce250" table:content-validation-name="val1" office:value-type="percentage" office:value="0" calcext:value-type="percentage">
            <text:p>0%</text:p>
          </table:table-cell>
          <table:table-cell table:style-name="ce104" table:content-validation-name="val1" table:formula="of:=[.F51]-[.D51]+1" office:value-type="float" office:value="-44559" calcext:value-type="float">
            <text:p>-44559</text:p>
          </table:table-cell>
          <table:table-cell table:style-name="ce113" table:content-validation-name="val1" table:formula="of:=SUM([.I52:.I52])" office:value-type="float" office:value="0" calcext:value-type="float">
            <text:p>0</text:p>
          </table:table-cell>
          <table:table-cell table:style-name="ce120" table:content-validation-name="val1" table:formula="of:=SUM([.J52:.J52]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Github Repo for thesi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2]&gt;0;[.F52]&gt;0);NETWORKDAYS([.D52];[.F52];Holidays);&quot;&quot;)">
            <text:p/>
          </table:table-cell>
          <table:table-cell table:style-name="ce80" table:content-validation-name="val1"/>
          <table:table-cell table:style-name="ce25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52]);[.F52]-[.D52]+1;&quot;&quot;)">
            <text:p/>
          </table:table-cell>
          <table:table-cell table:style-name="ce114" table:content-validation-name="val1" table:formula="of:=IF(ISNUMBER([.E52]);ROUNDDOWN([.E52]*[.G52]);&quot;&quot;)">
            <text:p/>
          </table:table-cell>
          <table:table-cell table:style-name="ce121" table:content-validation-name="val1" table:formula="of:=IF(ISNUMBER([.E52]);[.E52]-[.I5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re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MAX([.F53:.F59])" office:value-type="date" office:date-value="2022-01-24" calcext:value-type="date">
            <text:p>24-Jan-2022</text:p>
          </table:table-cell>
          <table:table-cell table:style-name="ce69" table:content-validation-name="val1" table:formula="of:=IF(AND([.D53]&gt;0;[.F53]&gt;0);NETWORKDAYS([.D53];[.F53];Holidays);&quot;&quot;)">
            <text:p/>
          </table:table-cell>
          <table:table-cell table:style-name="ce80" table:content-validation-name="val1"/>
          <table:table-cell table:style-name="ce251" table:content-validation-name="val1" table:formula="of:=SUMPRODUCT([.G54:.G59];[.E54:.E59])/SUM([.E54:.E59])" office:value-type="percentage" office:value="0.0860606060606061" calcext:value-type="percentage">
            <text:p>9%</text:p>
          </table:table-cell>
          <table:table-cell table:style-name="ce105" table:content-validation-name="val1" table:formula="of:=IF(ISNUMBER([.F53]);[.F53]-[.D53]+1;&quot;&quot;)">
            <text:p/>
          </table:table-cell>
          <table:table-cell table:style-name="ce114" table:content-validation-name="val1" table:formula="of:=IF(ISNUMBER([.E53]);ROUNDDOWN([.E53]*[.G53]);&quot;&quot;)">
            <text:p/>
          </table:table-cell>
          <table:table-cell table:style-name="ce121" table:content-validation-name="val1" table:formula="of:=IF(ISNUMBER([.E53]);[.E53]-[.I5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Backgroun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4]&gt;0;[.F54]&gt;0);NETWORKDAYS([.D54];[.F54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4" table:content-validation-name="val1" office:value-type="percentage" office:value="0.1" calcext:value-type="percentage">
            <text:p>10%</text:p>
          </table:table-cell>
          <table:table-cell table:style-name="ce105" table:content-validation-name="val1" table:formula="of:=IF(ISNUMBER([.F54]);[.F54]-[.D54]+1;&quot;&quot;)" office:value-type="float" office:value="26" calcext:value-type="float">
            <text:p>26</text:p>
          </table:table-cell>
          <table:table-cell table:style-name="ce114" table:content-validation-name="val1" table:formula="of:=IF(ISNUMBER([.E54]);ROUNDDOWN([.E54]*[.G54]);&quot;&quot;)" office:value-type="float" office:value="1" calcext:value-type="float">
            <text:p>1</text:p>
          </table:table-cell>
          <table:table-cell table:style-name="ce121" table:content-validation-name="val1" table:formula="of:=IF(ISNUMBER([.E54]);[.E54]-[.I54];&quot;&quot;)" office:value-type="float" office:value="17" calcext:value-type="float">
            <text:p>1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otiv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5]&gt;0;[.F55]&gt;0);NETWORKDAYS([.D55];[.F55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5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55]);[.F55]-[.D55]+1;&quot;&quot;)" office:value-type="float" office:value="26" calcext:value-type="float">
            <text:p>26</text:p>
          </table:table-cell>
          <table:table-cell table:style-name="ce114" table:content-validation-name="val1" table:formula="of:=IF(ISNUMBER([.E55]);ROUNDDOWN([.E55]*[.G55]);&quot;&quot;)" office:value-type="float" office:value="0" calcext:value-type="float">
            <text:p>0</text:p>
          </table:table-cell>
          <table:table-cell table:style-name="ce121" table:content-validation-name="val1" table:formula="of:=IF(ISNUMBER([.E55]);[.E55]-[.I55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oftwar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57:.D59])" office:value-type="date" office:date-value="2021-12-30" calcext:value-type="date">
            <text:p>30-Dec-2021</text:p>
          </table:table-cell>
          <table:table-cell table:style-name="ce69" table:content-validation-name="val1" table:formula="of:=IF(AND([.D56]&gt;0;[.F56]&gt;0);NETWORKDAYS([.D56];[.F56];Holidays);&quot;&quot;)" office:value-type="float" office:value="7" calcext:value-type="float">
            <text:p>7</text:p>
          </table:table-cell>
          <table:table-cell table:style-name="ce81" table:content-validation-name="val1" table:formula="of:=MAX([.F57:.F59])" office:value-type="date" office:date-value="2022-01-07" calcext:value-type="date">
            <text:p>07-Jan-2022</text:p>
          </table:table-cell>
          <table:table-cell table:style-name="ce253" table:content-validation-name="val1" table:formula="of:=SUMPRODUCT([.G57:.G59];[.E57:.E59])/SUM([.E57:.E59])" office:value-type="percentage" office:value="0.108181818181818" calcext:value-type="percentage">
            <text:p>11%</text:p>
          </table:table-cell>
          <table:table-cell table:style-name="ce105" table:content-validation-name="val1" table:formula="of:=IF(ISNUMBER([.F56]);[.F56]-[.D56]+1;&quot;&quot;)" office:value-type="float" office:value="9" calcext:value-type="float">
            <text:p>9</text:p>
          </table:table-cell>
          <table:table-cell table:style-name="ce114" table:content-validation-name="val1" table:formula="of:=IF(ISNUMBER([.E56]);ROUNDDOWN([.E56]*[.G56]);&quot;&quot;)" office:value-type="float" office:value="0" calcext:value-type="float">
            <text:p>0</text:p>
          </table:table-cell>
          <table:table-cell table:style-name="ce121" table:content-validation-name="val1" table:formula="of:=IF(ISNUMBER([.E56]);[.E56]-[.I56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57]&gt;0;[.F57]&gt;0);NETWORKDAYS([.D57];[.F57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6" table:content-validation-name="val1" office:value-type="percentage" office:value="0.1" calcext:value-type="percentage">
            <text:p>10%</text:p>
          </table:table-cell>
          <table:table-cell table:style-name="ce105" table:content-validation-name="val1" table:formula="of:=IF(ISNUMBER([.F57]);[.F57]-[.D57]+1;&quot;&quot;)" office:value-type="float" office:value="6" calcext:value-type="float">
            <text:p>6</text:p>
          </table:table-cell>
          <table:table-cell table:style-name="ce114" table:content-validation-name="val1" table:formula="of:=IF(ISNUMBER([.E57]);ROUNDDOWN([.E57]*[.G57]);&quot;&quot;)" office:value-type="float" office:value="0" calcext:value-type="float">
            <text:p>0</text:p>
          </table:table-cell>
          <table:table-cell table:style-name="ce121" table:content-validation-name="val1" table:formula="of:=IF(ISNUMBER([.E57]);[.E57]-[.I57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58]&gt;0;[.F58]&gt;0);NETWORKDAYS([.D58];[.F58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7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58]);[.F58]-[.D58]+1;&quot;&quot;)" office:value-type="float" office:value="6" calcext:value-type="float">
            <text:p>6</text:p>
          </table:table-cell>
          <table:table-cell table:style-name="ce114" table:content-validation-name="val1" table:formula="of:=IF(ISNUMBER([.E58]);ROUNDDOWN([.E58]*[.G58]);&quot;&quot;)" office:value-type="float" office:value="0" calcext:value-type="float">
            <text:p>0</text:p>
          </table:table-cell>
          <table:table-cell table:style-name="ce121" table:content-validation-name="val1" table:formula="of:=IF(ISNUMBER([.E58]);[.E58]-[.I58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5]" office:value-type="date" office:date-value="2022-01-05" calcext:value-type="date">
            <text:p>05-Jan-2022</text:p>
          </table:table-cell>
          <table:table-cell table:style-name="ce69" table:content-validation-name="val1" table:formula="of:=IF(AND([.D59]&gt;0;[.F59]&gt;0);NETWORKDAYS([.D59];[.F59];Holidays);&quot;&quot;)" office:value-type="float" office:value="3" calcext:value-type="float">
            <text:p>3</text:p>
          </table:table-cell>
          <table:table-cell table:style-name="ce81" table:content-validation-name="val1" table:formula="of:=[.F15]" office:value-type="date" office:date-value="2022-01-07" calcext:value-type="date">
            <text:p>07-Jan-2022</text:p>
          </table:table-cell>
          <table:table-cell table:style-name="ce253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59]);[.F59]-[.D59]+1;&quot;&quot;)" office:value-type="float" office:value="3" calcext:value-type="float">
            <text:p>3</text:p>
          </table:table-cell>
          <table:table-cell table:style-name="ce114" table:content-validation-name="val1" table:formula="of:=IF(ISNUMBER([.E59]);ROUNDDOWN([.E59]*[.G59]);&quot;&quot;)" office:value-type="float" office:value="0" calcext:value-type="float">
            <text:p>0</text:p>
          </table:table-cell>
          <table:table-cell table:style-name="ce121" table:content-validation-name="val1" table:formula="of:=IF(ISNUMBER([.E59]);[.E59]-[.I59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3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ost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5-14" calcext:value-type="date">
            <text:p>14-May-2022</text:p>
          </table:table-cell>
          <table:table-cell table:style-name="ce69" table:content-validation-name="val1" table:formula="of:=IF(AND([.D63]&gt;0;[.F63]&gt;0);NETWORKDAYS([.D63];[.F63];Holidays);&quot;&quot;)">
            <text:p/>
          </table:table-cell>
          <table:table-cell table:style-name="ce80" table:content-validation-name="val1"/>
          <table:table-cell table:style-name="ce251" table:content-validation-name="val1"/>
          <table:table-cell table:style-name="ce105" table:content-validation-name="val1" table:formula="of:=IF(ISNUMBER([.F63]);[.F63]-[.D63]+1;&quot;&quot;)">
            <text:p/>
          </table:table-cell>
          <table:table-cell table:style-name="ce114" table:content-validation-name="val1" table:formula="of:=IF(ISNUMBER([.E63]);ROUNDDOWN([.E63]*[.G63]);&quot;&quot;)">
            <text:p/>
          </table:table-cell>
          <table:table-cell table:style-name="ce121" table:content-validation-name="val1" table:formula="of:=IF(ISNUMBER([.E63]);[.E63]-[.I6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ethod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64]&gt;0;[.F64]&gt;0);NETWORKDAYS([.D64];[.F64];Holidays);&quot;&quot;)" office:value-type="float" office:value="18" calcext:value-type="float">
            <text:p>18</text:p>
          </table:table-cell>
          <table:table-cell table:style-name="ce81" table:content-validation-name="val1" table:formula="of:=[.F21]" office:value-type="date" office:date-value="2022-01-24" calcext:value-type="date">
            <text:p>24-Jan-2022</text:p>
          </table:table-cell>
          <table:table-cell table:style-name="ce258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4]);[.F64]-[.D64]+1;&quot;&quot;)" office:value-type="float" office:value="26" calcext:value-type="float">
            <text:p>26</text:p>
          </table:table-cell>
          <table:table-cell table:style-name="ce114" table:content-validation-name="val1" table:formula="of:=IF(ISNUMBER([.E64]);ROUNDDOWN([.E64]*[.G64]);&quot;&quot;)" office:value-type="float" office:value="0" calcext:value-type="float">
            <text:p>0</text:p>
          </table:table-cell>
          <table:table-cell table:style-name="ce121" table:content-validation-name="val1" table:formula="of:=IF(ISNUMBER([.E64]);[.E64]-[.I64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F48]+1" office:value-type="date" office:date-value="2022-03-08" calcext:value-type="date">
            <text:p>08-Mar-2022</text:p>
          </table:table-cell>
          <table:table-cell table:style-name="ce69" table:content-validation-name="val1" table:formula="of:=IF(AND([.D65]&gt;0;[.F65]&gt;0);NETWORKDAYS([.D65];[.F65];Holidays);&quot;&quot;)" office:value-type="float" office:value="49" calcext:value-type="float">
            <text:p>49</text:p>
          </table:table-cell>
          <table:table-cell table:style-name="ce81" table:content-validation-name="val1" table:formula="of:=[.D63]" office:value-type="date" office:date-value="2022-05-14" calcext:value-type="date">
            <text:p>14-May-2022</text:p>
          </table:table-cell>
          <table:table-cell table:style-name="ce259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5]);[.F65]-[.D65]+1;&quot;&quot;)" office:value-type="float" office:value="68" calcext:value-type="float">
            <text:p>68</text:p>
          </table:table-cell>
          <table:table-cell table:style-name="ce114" table:content-validation-name="val1" table:formula="of:=IF(ISNUMBER([.E65]);ROUNDDOWN([.E65]*[.G65]);&quot;&quot;)" office:value-type="float" office:value="0" calcext:value-type="float">
            <text:p>0</text:p>
          </table:table-cell>
          <table:table-cell table:style-name="ce121" table:content-validation-name="val1" table:formula="of:=IF(ISNUMBER([.E65]);[.E65]-[.I65];&quot;&quot;)" office:value-type="float" office:value="49" calcext:value-type="float">
            <text:p>4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8:.D70])" office:value-type="date" office:date-value="2022-01-18" calcext:value-type="date">
            <text:p>18-Jan-2022</text:p>
          </table:table-cell>
          <table:table-cell table:style-name="ce69" table:content-validation-name="val1" table:formula="of:=IF(AND([.D66]&gt;0;[.F66]&gt;0);NETWORKDAYS([.D66];[.F66];Holidays);&quot;&quot;)" office:value-type="float" office:value="84" calcext:value-type="float">
            <text:p>84</text:p>
          </table:table-cell>
          <table:table-cell table:style-name="ce81" table:content-validation-name="val1" table:formula="of:=[.D63]" office:value-type="date" office:date-value="2022-05-14" calcext:value-type="date">
            <text:p>14-May-2022</text:p>
          </table:table-cell>
          <table:table-cell table:style-name="ce260" table:content-validation-name="val1" table:formula="of:=SUMPRODUCT([.G68:.G70];[.E68:.E70])/SUM([.E68:.E70])" office:value-type="percentage" office:value="0.01" calcext:value-type="percentage">
            <text:p>1%</text:p>
          </table:table-cell>
          <table:table-cell table:style-name="ce105" table:content-validation-name="val1" table:formula="of:=IF(ISNUMBER([.F66]);[.F66]-[.D66]+1;&quot;&quot;)" office:value-type="float" office:value="117" calcext:value-type="float">
            <text:p>117</text:p>
          </table:table-cell>
          <table:table-cell table:style-name="ce114" table:content-validation-name="val1" table:formula="of:=IF(ISNUMBER([.E66]);ROUNDDOWN([.E66]*[.G66]);&quot;&quot;)" office:value-type="float" office:value="0" calcext:value-type="float">
            <text:p>0</text:p>
          </table:table-cell>
          <table:table-cell table:style-name="ce121" table:content-validation-name="val1" table:formula="of:=IF(ISNUMBER([.E66]);[.E66]-[.I66];&quot;&quot;)" office:value-type="float" office:value="84" calcext:value-type="float">
            <text:p>8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onclus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9:.D71])" office:value-type="date" office:date-value="2022-01-18" calcext:value-type="date">
            <text:p>18-Jan-2022</text:p>
          </table:table-cell>
          <table:table-cell table:style-name="ce69" table:content-validation-name="val1" table:formula="of:=IF(AND([.D67]&gt;0;[.F67]&gt;0);NETWORKDAYS([.D67];[.F67];Holidays);&quot;&quot;)" office:value-type="float" office:value="18" calcext:value-type="float">
            <text:p>18</text:p>
          </table:table-cell>
          <table:table-cell table:style-name="ce81" table:content-validation-name="val1" table:formula="of:=MAX([.F69:.F71])" office:value-type="date" office:date-value="2022-02-10" calcext:value-type="date">
            <text:p>10-Feb-2022</text:p>
          </table:table-cell>
          <table:table-cell table:style-name="ce261" table:content-validation-name="val1" table:formula="of:=SUMPRODUCT([.G69:.G71];[.E69:.E71])/SUM([.E69:.E71])" office:value-type="percentage" office:value="0.01" calcext:value-type="percentage">
            <text:p>1%</text:p>
          </table:table-cell>
          <table:table-cell table:style-name="ce105" table:content-validation-name="val1" table:formula="of:=IF(ISNUMBER([.F67]);[.F67]-[.D67]+1;&quot;&quot;)" office:value-type="float" office:value="24" calcext:value-type="float">
            <text:p>24</text:p>
          </table:table-cell>
          <table:table-cell table:style-name="ce114" table:content-validation-name="val1" table:formula="of:=IF(ISNUMBER([.E67]);ROUNDDOWN([.E67]*[.G67]);&quot;&quot;)" office:value-type="float" office:value="0" calcext:value-type="float">
            <text:p>0</text:p>
          </table:table-cell>
          <table:table-cell table:style-name="ce121" table:content-validation-name="val1" table:formula="of:=IF(ISNUMBER([.E67]);[.E67]-[.I67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68]&gt;0;[.F68]&gt;0);NETWORKDAYS([.D68];[.F68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2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8]);[.F68]-[.D68]+1;&quot;&quot;)" office:value-type="float" office:value="24" calcext:value-type="float">
            <text:p>24</text:p>
          </table:table-cell>
          <table:table-cell table:style-name="ce114" table:content-validation-name="val1" table:formula="of:=IF(ISNUMBER([.E68]);ROUNDDOWN([.E68]*[.G68]);&quot;&quot;)" office:value-type="float" office:value="0" calcext:value-type="float">
            <text:p>0</text:p>
          </table:table-cell>
          <table:table-cell table:style-name="ce121" table:content-validation-name="val1" table:formula="of:=IF(ISNUMBER([.E68]);[.E68]-[.I68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69]&gt;0;[.F69]&gt;0);NETWORKDAYS([.D69];[.F69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3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9]);[.F69]-[.D69]+1;&quot;&quot;)" office:value-type="float" office:value="24" calcext:value-type="float">
            <text:p>24</text:p>
          </table:table-cell>
          <table:table-cell table:style-name="ce114" table:content-validation-name="val1" table:formula="of:=IF(ISNUMBER([.E69]);ROUNDDOWN([.E69]*[.G69]);&quot;&quot;)" office:value-type="float" office:value="0" calcext:value-type="float">
            <text:p>0</text:p>
          </table:table-cell>
          <table:table-cell table:style-name="ce121" table:content-validation-name="val1" table:formula="of:=IF(ISNUMBER([.E69]);[.E69]-[.I69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5]" office:value-type="date" office:date-value="2022-01-18" calcext:value-type="date">
            <text:p>18-Jan-2022</text:p>
          </table:table-cell>
          <table:table-cell table:style-name="ce69" table:content-validation-name="val1" table:formula="of:=IF(AND([.D70]&gt;0;[.F70]&gt;0);NETWORKDAYS([.D70];[.F70];Holidays);&quot;&quot;)" office:value-type="float" office:value="18" calcext:value-type="float">
            <text:p>18</text:p>
          </table:table-cell>
          <table:table-cell table:style-name="ce81" table:content-validation-name="val1" table:formula="of:=[.F25]" office:value-type="date" office:date-value="2022-02-10" calcext:value-type="date">
            <text:p>10-Feb-2022</text:p>
          </table:table-cell>
          <table:table-cell table:style-name="ce260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0]);[.F70]-[.D70]+1;&quot;&quot;)" office:value-type="float" office:value="24" calcext:value-type="float">
            <text:p>24</text:p>
          </table:table-cell>
          <table:table-cell table:style-name="ce114" table:content-validation-name="val1" table:formula="of:=IF(ISNUMBER([.E70]);ROUNDDOWN([.E70]*[.G70]);&quot;&quot;)" office:value-type="float" office:value="0" calcext:value-type="float">
            <text:p>0</text:p>
          </table:table-cell>
          <table:table-cell table:style-name="ce121" table:content-validation-name="val1" table:formula="of:=IF(ISNUMBER([.E70]);[.E70]-[.I70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264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55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3/4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4/1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4/2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4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5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6/1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8/1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12/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12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48456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73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73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22:'Gantt Chart'.G26 'Gantt Chart'.G10:'Gantt Chart'.G13 'Gantt Chart'.G32:'Gantt Chart'.G33 'Gantt Chart'.G40:'Gantt Chart'.G40 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3:'Gantt Chart'.G7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2 'Gantt Chart'.G51:'Gantt Chart'.G52 'Gantt Chart'.G53:'Gantt Chart'.G53 'Gantt Chart'.G56:'Gantt Chart'.G56 'Gantt Chart'.G59:'Gantt Chart'.G6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49 'Gantt Chart'.G47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4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5:'Gantt Chart'.G5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8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 'Gantt Chart'.G66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4:'Gantt Chart'.G6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5:'Gantt Chart'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8:'Gantt Chart'.G6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6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73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73"/>
        <table:named-range table:name="Holidays" table:base-cell-address="$'Gantt Chart'.$B$66" table:cell-range-address="$'Gantt Chart'.$C$98:.$C$118"/>
        <table:named-range table:name="Print_Area" table:base-cell-address="$'Gantt Chart'.$A$1" table:cell-range-address="$'Gantt Chart'.$A$1:.$GI$73"/>
        <table:named-range table:name="Tasks_Due_Dates" table:base-cell-address="$'Gantt Chart'.$F$30" table:cell-range-address="$'Gantt Chart'.$F$11:.$F$73"/>
        <table:named-range table:name="Tasks_Duration" table:base-cell-address="$'Gantt Chart'.$E$30" table:cell-range-address="$'Gantt Chart'.$E$11:.$E$73"/>
        <table:named-range table:name="Tasks_Percent_Complete" table:base-cell-address="$'Gantt Chart'.$D$11" table:cell-range-address="$'Gantt Chart'.$G$11:.$G$73"/>
        <table:named-range table:name="Tasks_Start_Dates" table:base-cell-address="$'Gantt Chart'.$D$11" table:cell-range-address="$'Gantt Chart'.$D$11:.$D$7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fill-character> </number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5">
      <number:number number:decimal-places="1" number:min-decimal-places="1" number:min-integer-digits="1"/>
    </number:number-style>
    <number:date-style style:name="N156">
      <number:day number:style="long"/>
    </number:date-style>
    <number:percentage-style style:name="N157">
      <number:number number:decimal-places="1" number:min-decimal-places="1" number:min-integer-digits="1"/>
      <number:text>%</number:text>
    </number:percentage-style>
    <number:date-style style:name="N158">
      <number:month number:textual="true"/>
      <number:text>-</number:text>
      <number:year/>
    </number:date-style>
    <number:number-style style:name="N16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</number:text>
      <number:fill-character> </number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fill-character> </number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day number:style="long"/>
      <number:text> - </number:text>
      <number:month number:textual="true"/>
      <number:text> - </number:text>
      <number:year/>
    </number:date-style>
    <number:date-style style:name="N177P0" style:volatile="true">
      <number:month/>
      <number:text>-</number:text>
      <number:day/>
      <number:text>-</number:text>
      <number:year/>
    </number:date-style>
    <number:text-style style:name="N177">
      <number:text-content/>
      <style:map style:condition="value()&lt;=1.7976931348623157E+308" style:apply-style-name="N177P0"/>
    </number:text-style>
    <number:number-style style:name="N178">
      <number:number number:decimal-places="0" number:min-decimal-places="0" number:min-integer-digits="2"/>
    </number:number-style>
    <number:date-style style:name="N179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4:42:13.24675065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21H38M20S</meta:editing-duration>
    <meta:editing-cycles>253</meta:editing-cycles>
    <meta:generator>LibreOffice/7.2.2.2$Linux_X86_64 LibreOffice_project/20$Build-2</meta:generator>
    <dc:date>2022-01-07T14:44:20.429188453</dc:date>
    <meta:document-statistic meta:table-count="1" meta:cell-count="1048" meta:object-count="0"/>
    <meta:user-defined meta:name="Info 1"/>
    <meta:user-defined meta:name="Info 2"/>
    <meta:user-defined meta:name="Info 3"/>
    <meta:user-defined meta:name="Info 4"/>
  </office:meta>
</office:document-meta>
</file>